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26.76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EDIAN(5; [.$A$1] + ([.C2] - [.$D$1])*[.$B$1]; 95)" office:value-type="float" office:value="50" calcext:value-type="float">
            <text:p>50</text:p>
          </table:table-cell>
          <table:table-cell table:formula="of:=MEDIAN(5; [.$A$1] + ([.C2] - [.$E$1])*[.$B$1]; 95)" office:value-type="float" office:value="47" calcext:value-type="float">
            <text:p>47</text:p>
          </table:table-cell>
          <table:table-cell table:formula="of:=MEDIAN(5; [.$A$1] + ([.C2] - [.$F$1])*[.$B$1]; 95)" office:value-type="float" office:value="44" calcext:value-type="float">
            <text:p>44</text:p>
          </table:table-cell>
          <table:table-cell table:formula="of:=MEDIAN(5; [.$A$1] + ([.C2] - [.$G$1])*[.$B$1]; 95)" office:value-type="float" office:value="41" calcext:value-type="float">
            <text:p>41</text:p>
          </table:table-cell>
          <table:table-cell table:formula="of:=MEDIAN(5; [.$A$1] + ([.C2] - [.$H$1])*[.$B$1]; 95)" office:value-type="float" office:value="38" calcext:value-type="float">
            <text:p>38</text:p>
          </table:table-cell>
          <table:table-cell table:formula="of:=MEDIAN(5; [.$A$1] + ([.C2] - [.$I$1])*[.$B$1]; 95)" office:value-type="float" office:value="35" calcext:value-type="float">
            <text:p>35</text:p>
          </table:table-cell>
          <table:table-cell table:formula="of:=MEDIAN(5; [.$A$1] + ([.C2] - [.$J$1])*[.$B$1]; 95)" office:value-type="float" office:value="32" calcext:value-type="float">
            <text:p>32</text:p>
          </table:table-cell>
          <table:table-cell table:formula="of:=MEDIAN(5; [.$A$1] + ([.C2] - [.$K$1])*[.$B$1]; 95)" office:value-type="float" office:value="29" calcext:value-type="float">
            <text:p>29</text:p>
          </table:table-cell>
          <table:table-cell table:formula="of:=MEDIAN(5; [.$A$1] + ([.C2] - [.$L$1])*[.$B$1]; 95)" office:value-type="float" office:value="26" calcext:value-type="float">
            <text:p>26</text:p>
          </table:table-cell>
          <table:table-cell table:formula="of:=MEDIAN(5; [.$A$1] + ([.C2] - [.$M$1])*[.$B$1]; 95)" office:value-type="float" office:value="23" calcext:value-type="float">
            <text:p>23</text:p>
          </table:table-cell>
          <table:table-cell table:formula="of:=MEDIAN(5; [.$A$1] + ([.C2] - [.$N$1])*[.$B$1]; 95)" office:value-type="float" office:value="20" calcext:value-type="float">
            <text:p>20</text:p>
          </table:table-cell>
          <table:table-cell table:formula="of:=MEDIAN(5; [.$A$1] + ([.C2] - [.$O$1])*[.$B$1]; 95)" office:value-type="float" office:value="17" calcext:value-type="float">
            <text:p>17</text:p>
          </table:table-cell>
          <table:table-cell table:formula="of:=MEDIAN(5; [.$A$1] + ([.C2] - [.$P$1])*[.$B$1]; 95)" office:value-type="float" office:value="14" calcext:value-type="float">
            <text:p>14</text:p>
          </table:table-cell>
          <table:table-cell table:formula="of:=MEDIAN(5; [.$A$1] + ([.C2] - [.$Q$1])*[.$B$1]; 95)" office:value-type="float" office:value="11" calcext:value-type="float">
            <text:p>11</text:p>
          </table:table-cell>
          <table:table-cell table:formula="of:=MEDIAN(5; [.$A$1] + ([.C2] - [.$R$1])*[.$B$1]; 95)" office:value-type="float" office:value="8" calcext:value-type="float">
            <text:p>8</text:p>
          </table:table-cell>
          <table:table-cell table:formula="of:=MEDIAN(5; [.$A$1] + ([.C2] - [.$S$1])*[.$B$1]; 95)" office:value-type="float" office:value="5" calcext:value-type="float">
            <text:p>5</text:p>
          </table:table-cell>
          <table:table-cell table:formula="of:=MEDIAN(5; [.$A$1] + ([.C2] - [.$T$1])*[.$B$1]; 95)" office:value-type="float" office:value="5" calcext:value-type="float">
            <text:p>5</text:p>
          </table:table-cell>
          <table:table-cell table:formula="of:=MEDIAN(5; [.$A$1] + ([.C2] - [.$U$1])*[.$B$1]; 95)" office:value-type="float" office:value="5" calcext:value-type="float">
            <text:p>5</text:p>
          </table:table-cell>
          <table:table-cell table:formula="of:=MEDIAN(5; [.$A$1] + ([.C2] - [.$V$1])*[.$B$1]; 95)" office:value-type="float" office:value="5" calcext:value-type="float">
            <text:p>5</text:p>
          </table:table-cell>
          <table:table-cell table:formula="of:=MEDIAN(5; [.$A$1] + ([.C2] - [.$W$1])*[.$B$1]; 95)" office:value-type="float" office:value="5" calcext:value-type="float">
            <text:p>5</text:p>
          </table:table-cell>
          <table:table-cell table:formula="of:=MEDIAN(5; [.$A$1] + ([.C2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MEDIAN(5; [.$A$1] + ([.C3] - [.$D$1])*[.$B$1]; 95)" office:value-type="float" office:value="53" calcext:value-type="float">
            <text:p>53</text:p>
          </table:table-cell>
          <table:table-cell table:formula="of:=MEDIAN(5; [.$A$1] + ([.C3] - [.$E$1])*[.$B$1]; 95)" office:value-type="float" office:value="50" calcext:value-type="float">
            <text:p>50</text:p>
          </table:table-cell>
          <table:table-cell table:formula="of:=MEDIAN(5; [.$A$1] + ([.C3] - [.$F$1])*[.$B$1]; 95)" office:value-type="float" office:value="47" calcext:value-type="float">
            <text:p>47</text:p>
          </table:table-cell>
          <table:table-cell table:formula="of:=MEDIAN(5; [.$A$1] + ([.C3] - [.$G$1])*[.$B$1]; 95)" office:value-type="float" office:value="44" calcext:value-type="float">
            <text:p>44</text:p>
          </table:table-cell>
          <table:table-cell table:formula="of:=MEDIAN(5; [.$A$1] + ([.C3] - [.$H$1])*[.$B$1]; 95)" office:value-type="float" office:value="41" calcext:value-type="float">
            <text:p>41</text:p>
          </table:table-cell>
          <table:table-cell table:formula="of:=MEDIAN(5; [.$A$1] + ([.C3] - [.$I$1])*[.$B$1]; 95)" office:value-type="float" office:value="38" calcext:value-type="float">
            <text:p>38</text:p>
          </table:table-cell>
          <table:table-cell table:formula="of:=MEDIAN(5; [.$A$1] + ([.C3] - [.$J$1])*[.$B$1]; 95)" office:value-type="float" office:value="35" calcext:value-type="float">
            <text:p>35</text:p>
          </table:table-cell>
          <table:table-cell table:formula="of:=MEDIAN(5; [.$A$1] + ([.C3] - [.$K$1])*[.$B$1]; 95)" office:value-type="float" office:value="32" calcext:value-type="float">
            <text:p>32</text:p>
          </table:table-cell>
          <table:table-cell table:formula="of:=MEDIAN(5; [.$A$1] + ([.C3] - [.$L$1])*[.$B$1]; 95)" office:value-type="float" office:value="29" calcext:value-type="float">
            <text:p>29</text:p>
          </table:table-cell>
          <table:table-cell table:formula="of:=MEDIAN(5; [.$A$1] + ([.C3] - [.$M$1])*[.$B$1]; 95)" office:value-type="float" office:value="26" calcext:value-type="float">
            <text:p>26</text:p>
          </table:table-cell>
          <table:table-cell table:formula="of:=MEDIAN(5; [.$A$1] + ([.C3] - [.$N$1])*[.$B$1]; 95)" office:value-type="float" office:value="23" calcext:value-type="float">
            <text:p>23</text:p>
          </table:table-cell>
          <table:table-cell table:formula="of:=MEDIAN(5; [.$A$1] + ([.C3] - [.$O$1])*[.$B$1]; 95)" office:value-type="float" office:value="20" calcext:value-type="float">
            <text:p>20</text:p>
          </table:table-cell>
          <table:table-cell table:formula="of:=MEDIAN(5; [.$A$1] + ([.C3] - [.$P$1])*[.$B$1]; 95)" office:value-type="float" office:value="17" calcext:value-type="float">
            <text:p>17</text:p>
          </table:table-cell>
          <table:table-cell table:formula="of:=MEDIAN(5; [.$A$1] + ([.C3] - [.$Q$1])*[.$B$1]; 95)" office:value-type="float" office:value="14" calcext:value-type="float">
            <text:p>14</text:p>
          </table:table-cell>
          <table:table-cell table:formula="of:=MEDIAN(5; [.$A$1] + ([.C3] - [.$R$1])*[.$B$1]; 95)" office:value-type="float" office:value="11" calcext:value-type="float">
            <text:p>11</text:p>
          </table:table-cell>
          <table:table-cell table:formula="of:=MEDIAN(5; [.$A$1] + ([.C3] - [.$S$1])*[.$B$1]; 95)" office:value-type="float" office:value="8" calcext:value-type="float">
            <text:p>8</text:p>
          </table:table-cell>
          <table:table-cell table:formula="of:=MEDIAN(5; [.$A$1] + ([.C3] - [.$T$1])*[.$B$1]; 95)" office:value-type="float" office:value="5" calcext:value-type="float">
            <text:p>5</text:p>
          </table:table-cell>
          <table:table-cell table:formula="of:=MEDIAN(5; [.$A$1] + ([.C3] - [.$U$1])*[.$B$1]; 95)" office:value-type="float" office:value="5" calcext:value-type="float">
            <text:p>5</text:p>
          </table:table-cell>
          <table:table-cell table:formula="of:=MEDIAN(5; [.$A$1] + ([.C3] - [.$V$1])*[.$B$1]; 95)" office:value-type="float" office:value="5" calcext:value-type="float">
            <text:p>5</text:p>
          </table:table-cell>
          <table:table-cell table:formula="of:=MEDIAN(5; [.$A$1] + ([.C3] - [.$W$1])*[.$B$1]; 95)" office:value-type="float" office:value="5" calcext:value-type="float">
            <text:p>5</text:p>
          </table:table-cell>
          <table:table-cell table:formula="of:=MEDIAN(5; [.$A$1] + ([.C3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MEDIAN(5; [.$A$1] + ([.C4] - [.$D$1])*[.$B$1]; 95)" office:value-type="float" office:value="56" calcext:value-type="float">
            <text:p>56</text:p>
          </table:table-cell>
          <table:table-cell table:formula="of:=MEDIAN(5; [.$A$1] + ([.C4] - [.$E$1])*[.$B$1]; 95)" office:value-type="float" office:value="53" calcext:value-type="float">
            <text:p>53</text:p>
          </table:table-cell>
          <table:table-cell table:formula="of:=MEDIAN(5; [.$A$1] + ([.C4] - [.$F$1])*[.$B$1]; 95)" office:value-type="float" office:value="50" calcext:value-type="float">
            <text:p>50</text:p>
          </table:table-cell>
          <table:table-cell table:formula="of:=MEDIAN(5; [.$A$1] + ([.C4] - [.$G$1])*[.$B$1]; 95)" office:value-type="float" office:value="47" calcext:value-type="float">
            <text:p>47</text:p>
          </table:table-cell>
          <table:table-cell table:formula="of:=MEDIAN(5; [.$A$1] + ([.C4] - [.$H$1])*[.$B$1]; 95)" office:value-type="float" office:value="44" calcext:value-type="float">
            <text:p>44</text:p>
          </table:table-cell>
          <table:table-cell table:formula="of:=MEDIAN(5; [.$A$1] + ([.C4] - [.$I$1])*[.$B$1]; 95)" office:value-type="float" office:value="41" calcext:value-type="float">
            <text:p>41</text:p>
          </table:table-cell>
          <table:table-cell table:formula="of:=MEDIAN(5; [.$A$1] + ([.C4] - [.$J$1])*[.$B$1]; 95)" office:value-type="float" office:value="38" calcext:value-type="float">
            <text:p>38</text:p>
          </table:table-cell>
          <table:table-cell table:formula="of:=MEDIAN(5; [.$A$1] + ([.C4] - [.$K$1])*[.$B$1]; 95)" office:value-type="float" office:value="35" calcext:value-type="float">
            <text:p>35</text:p>
          </table:table-cell>
          <table:table-cell table:formula="of:=MEDIAN(5; [.$A$1] + ([.C4] - [.$L$1])*[.$B$1]; 95)" office:value-type="float" office:value="32" calcext:value-type="float">
            <text:p>32</text:p>
          </table:table-cell>
          <table:table-cell table:formula="of:=MEDIAN(5; [.$A$1] + ([.C4] - [.$M$1])*[.$B$1]; 95)" office:value-type="float" office:value="29" calcext:value-type="float">
            <text:p>29</text:p>
          </table:table-cell>
          <table:table-cell table:formula="of:=MEDIAN(5; [.$A$1] + ([.C4] - [.$N$1])*[.$B$1]; 95)" office:value-type="float" office:value="26" calcext:value-type="float">
            <text:p>26</text:p>
          </table:table-cell>
          <table:table-cell table:formula="of:=MEDIAN(5; [.$A$1] + ([.C4] - [.$O$1])*[.$B$1]; 95)" office:value-type="float" office:value="23" calcext:value-type="float">
            <text:p>23</text:p>
          </table:table-cell>
          <table:table-cell table:formula="of:=MEDIAN(5; [.$A$1] + ([.C4] - [.$P$1])*[.$B$1]; 95)" office:value-type="float" office:value="20" calcext:value-type="float">
            <text:p>20</text:p>
          </table:table-cell>
          <table:table-cell table:formula="of:=MEDIAN(5; [.$A$1] + ([.C4] - [.$Q$1])*[.$B$1]; 95)" office:value-type="float" office:value="17" calcext:value-type="float">
            <text:p>17</text:p>
          </table:table-cell>
          <table:table-cell table:formula="of:=MEDIAN(5; [.$A$1] + ([.C4] - [.$R$1])*[.$B$1]; 95)" office:value-type="float" office:value="14" calcext:value-type="float">
            <text:p>14</text:p>
          </table:table-cell>
          <table:table-cell table:formula="of:=MEDIAN(5; [.$A$1] + ([.C4] - [.$S$1])*[.$B$1]; 95)" office:value-type="float" office:value="11" calcext:value-type="float">
            <text:p>11</text:p>
          </table:table-cell>
          <table:table-cell table:formula="of:=MEDIAN(5; [.$A$1] + ([.C4] - [.$T$1])*[.$B$1]; 95)" office:value-type="float" office:value="8" calcext:value-type="float">
            <text:p>8</text:p>
          </table:table-cell>
          <table:table-cell table:formula="of:=MEDIAN(5; [.$A$1] + ([.C4] - [.$U$1])*[.$B$1]; 95)" office:value-type="float" office:value="5" calcext:value-type="float">
            <text:p>5</text:p>
          </table:table-cell>
          <table:table-cell table:formula="of:=MEDIAN(5; [.$A$1] + ([.C4] - [.$V$1])*[.$B$1]; 95)" office:value-type="float" office:value="5" calcext:value-type="float">
            <text:p>5</text:p>
          </table:table-cell>
          <table:table-cell table:formula="of:=MEDIAN(5; [.$A$1] + ([.C4] - [.$W$1])*[.$B$1]; 95)" office:value-type="float" office:value="5" calcext:value-type="float">
            <text:p>5</text:p>
          </table:table-cell>
          <table:table-cell table:formula="of:=MEDIAN(5; [.$A$1] + ([.C4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MEDIAN(5; [.$A$1] + ([.C5] - [.$D$1])*[.$B$1]; 95)" office:value-type="float" office:value="59" calcext:value-type="float">
            <text:p>59</text:p>
          </table:table-cell>
          <table:table-cell table:formula="of:=MEDIAN(5; [.$A$1] + ([.C5] - [.$E$1])*[.$B$1]; 95)" office:value-type="float" office:value="56" calcext:value-type="float">
            <text:p>56</text:p>
          </table:table-cell>
          <table:table-cell table:formula="of:=MEDIAN(5; [.$A$1] + ([.C5] - [.$F$1])*[.$B$1]; 95)" office:value-type="float" office:value="53" calcext:value-type="float">
            <text:p>53</text:p>
          </table:table-cell>
          <table:table-cell table:formula="of:=MEDIAN(5; [.$A$1] + ([.C5] - [.$G$1])*[.$B$1]; 95)" office:value-type="float" office:value="50" calcext:value-type="float">
            <text:p>50</text:p>
          </table:table-cell>
          <table:table-cell table:formula="of:=MEDIAN(5; [.$A$1] + ([.C5] - [.$H$1])*[.$B$1]; 95)" office:value-type="float" office:value="47" calcext:value-type="float">
            <text:p>47</text:p>
          </table:table-cell>
          <table:table-cell table:formula="of:=MEDIAN(5; [.$A$1] + ([.C5] - [.$I$1])*[.$B$1]; 95)" office:value-type="float" office:value="44" calcext:value-type="float">
            <text:p>44</text:p>
          </table:table-cell>
          <table:table-cell table:formula="of:=MEDIAN(5; [.$A$1] + ([.C5] - [.$J$1])*[.$B$1]; 95)" office:value-type="float" office:value="41" calcext:value-type="float">
            <text:p>41</text:p>
          </table:table-cell>
          <table:table-cell table:formula="of:=MEDIAN(5; [.$A$1] + ([.C5] - [.$K$1])*[.$B$1]; 95)" office:value-type="float" office:value="38" calcext:value-type="float">
            <text:p>38</text:p>
          </table:table-cell>
          <table:table-cell table:formula="of:=MEDIAN(5; [.$A$1] + ([.C5] - [.$L$1])*[.$B$1]; 95)" office:value-type="float" office:value="35" calcext:value-type="float">
            <text:p>35</text:p>
          </table:table-cell>
          <table:table-cell table:formula="of:=MEDIAN(5; [.$A$1] + ([.C5] - [.$M$1])*[.$B$1]; 95)" office:value-type="float" office:value="32" calcext:value-type="float">
            <text:p>32</text:p>
          </table:table-cell>
          <table:table-cell table:formula="of:=MEDIAN(5; [.$A$1] + ([.C5] - [.$N$1])*[.$B$1]; 95)" office:value-type="float" office:value="29" calcext:value-type="float">
            <text:p>29</text:p>
          </table:table-cell>
          <table:table-cell table:formula="of:=MEDIAN(5; [.$A$1] + ([.C5] - [.$O$1])*[.$B$1]; 95)" office:value-type="float" office:value="26" calcext:value-type="float">
            <text:p>26</text:p>
          </table:table-cell>
          <table:table-cell table:formula="of:=MEDIAN(5; [.$A$1] + ([.C5] - [.$P$1])*[.$B$1]; 95)" office:value-type="float" office:value="23" calcext:value-type="float">
            <text:p>23</text:p>
          </table:table-cell>
          <table:table-cell table:formula="of:=MEDIAN(5; [.$A$1] + ([.C5] - [.$Q$1])*[.$B$1]; 95)" office:value-type="float" office:value="20" calcext:value-type="float">
            <text:p>20</text:p>
          </table:table-cell>
          <table:table-cell table:formula="of:=MEDIAN(5; [.$A$1] + ([.C5] - [.$R$1])*[.$B$1]; 95)" office:value-type="float" office:value="17" calcext:value-type="float">
            <text:p>17</text:p>
          </table:table-cell>
          <table:table-cell table:formula="of:=MEDIAN(5; [.$A$1] + ([.C5] - [.$S$1])*[.$B$1]; 95)" office:value-type="float" office:value="14" calcext:value-type="float">
            <text:p>14</text:p>
          </table:table-cell>
          <table:table-cell table:formula="of:=MEDIAN(5; [.$A$1] + ([.C5] - [.$T$1])*[.$B$1]; 95)" office:value-type="float" office:value="11" calcext:value-type="float">
            <text:p>11</text:p>
          </table:table-cell>
          <table:table-cell table:formula="of:=MEDIAN(5; [.$A$1] + ([.C5] - [.$U$1])*[.$B$1]; 95)" office:value-type="float" office:value="8" calcext:value-type="float">
            <text:p>8</text:p>
          </table:table-cell>
          <table:table-cell table:formula="of:=MEDIAN(5; [.$A$1] + ([.C5] - [.$V$1])*[.$B$1]; 95)" office:value-type="float" office:value="5" calcext:value-type="float">
            <text:p>5</text:p>
          </table:table-cell>
          <table:table-cell table:formula="of:=MEDIAN(5; [.$A$1] + ([.C5] - [.$W$1])*[.$B$1]; 95)" office:value-type="float" office:value="5" calcext:value-type="float">
            <text:p>5</text:p>
          </table:table-cell>
          <table:table-cell table:formula="of:=MEDIAN(5; [.$A$1] + ([.C5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MEDIAN(5; [.$A$1] + ([.C6] - [.$D$1])*[.$B$1]; 95)" office:value-type="float" office:value="62" calcext:value-type="float">
            <text:p>62</text:p>
          </table:table-cell>
          <table:table-cell table:formula="of:=MEDIAN(5; [.$A$1] + ([.C6] - [.$E$1])*[.$B$1]; 95)" office:value-type="float" office:value="59" calcext:value-type="float">
            <text:p>59</text:p>
          </table:table-cell>
          <table:table-cell table:formula="of:=MEDIAN(5; [.$A$1] + ([.C6] - [.$F$1])*[.$B$1]; 95)" office:value-type="float" office:value="56" calcext:value-type="float">
            <text:p>56</text:p>
          </table:table-cell>
          <table:table-cell table:formula="of:=MEDIAN(5; [.$A$1] + ([.C6] - [.$G$1])*[.$B$1]; 95)" office:value-type="float" office:value="53" calcext:value-type="float">
            <text:p>53</text:p>
          </table:table-cell>
          <table:table-cell table:formula="of:=MEDIAN(5; [.$A$1] + ([.C6] - [.$H$1])*[.$B$1]; 95)" office:value-type="float" office:value="50" calcext:value-type="float">
            <text:p>50</text:p>
          </table:table-cell>
          <table:table-cell table:formula="of:=MEDIAN(5; [.$A$1] + ([.C6] - [.$I$1])*[.$B$1]; 95)" office:value-type="float" office:value="47" calcext:value-type="float">
            <text:p>47</text:p>
          </table:table-cell>
          <table:table-cell table:formula="of:=MEDIAN(5; [.$A$1] + ([.C6] - [.$J$1])*[.$B$1]; 95)" office:value-type="float" office:value="44" calcext:value-type="float">
            <text:p>44</text:p>
          </table:table-cell>
          <table:table-cell table:formula="of:=MEDIAN(5; [.$A$1] + ([.C6] - [.$K$1])*[.$B$1]; 95)" office:value-type="float" office:value="41" calcext:value-type="float">
            <text:p>41</text:p>
          </table:table-cell>
          <table:table-cell table:formula="of:=MEDIAN(5; [.$A$1] + ([.C6] - [.$L$1])*[.$B$1]; 95)" office:value-type="float" office:value="38" calcext:value-type="float">
            <text:p>38</text:p>
          </table:table-cell>
          <table:table-cell table:formula="of:=MEDIAN(5; [.$A$1] + ([.C6] - [.$M$1])*[.$B$1]; 95)" office:value-type="float" office:value="35" calcext:value-type="float">
            <text:p>35</text:p>
          </table:table-cell>
          <table:table-cell table:formula="of:=MEDIAN(5; [.$A$1] + ([.C6] - [.$N$1])*[.$B$1]; 95)" office:value-type="float" office:value="32" calcext:value-type="float">
            <text:p>32</text:p>
          </table:table-cell>
          <table:table-cell table:formula="of:=MEDIAN(5; [.$A$1] + ([.C6] - [.$O$1])*[.$B$1]; 95)" office:value-type="float" office:value="29" calcext:value-type="float">
            <text:p>29</text:p>
          </table:table-cell>
          <table:table-cell table:formula="of:=MEDIAN(5; [.$A$1] + ([.C6] - [.$P$1])*[.$B$1]; 95)" office:value-type="float" office:value="26" calcext:value-type="float">
            <text:p>26</text:p>
          </table:table-cell>
          <table:table-cell table:formula="of:=MEDIAN(5; [.$A$1] + ([.C6] - [.$Q$1])*[.$B$1]; 95)" office:value-type="float" office:value="23" calcext:value-type="float">
            <text:p>23</text:p>
          </table:table-cell>
          <table:table-cell table:formula="of:=MEDIAN(5; [.$A$1] + ([.C6] - [.$R$1])*[.$B$1]; 95)" office:value-type="float" office:value="20" calcext:value-type="float">
            <text:p>20</text:p>
          </table:table-cell>
          <table:table-cell table:formula="of:=MEDIAN(5; [.$A$1] + ([.C6] - [.$S$1])*[.$B$1]; 95)" office:value-type="float" office:value="17" calcext:value-type="float">
            <text:p>17</text:p>
          </table:table-cell>
          <table:table-cell table:formula="of:=MEDIAN(5; [.$A$1] + ([.C6] - [.$T$1])*[.$B$1]; 95)" office:value-type="float" office:value="14" calcext:value-type="float">
            <text:p>14</text:p>
          </table:table-cell>
          <table:table-cell table:formula="of:=MEDIAN(5; [.$A$1] + ([.C6] - [.$U$1])*[.$B$1]; 95)" office:value-type="float" office:value="11" calcext:value-type="float">
            <text:p>11</text:p>
          </table:table-cell>
          <table:table-cell table:formula="of:=MEDIAN(5; [.$A$1] + ([.C6] - [.$V$1])*[.$B$1]; 95)" office:value-type="float" office:value="8" calcext:value-type="float">
            <text:p>8</text:p>
          </table:table-cell>
          <table:table-cell table:formula="of:=MEDIAN(5; [.$A$1] + ([.C6] - [.$W$1])*[.$B$1]; 95)" office:value-type="float" office:value="5" calcext:value-type="float">
            <text:p>5</text:p>
          </table:table-cell>
          <table:table-cell table:formula="of:=MEDIAN(5; [.$A$1] + ([.C6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MEDIAN(5; [.$A$1] + ([.C7] - [.$D$1])*[.$B$1]; 95)" office:value-type="float" office:value="65" calcext:value-type="float">
            <text:p>65</text:p>
          </table:table-cell>
          <table:table-cell table:formula="of:=MEDIAN(5; [.$A$1] + ([.C7] - [.$E$1])*[.$B$1]; 95)" office:value-type="float" office:value="62" calcext:value-type="float">
            <text:p>62</text:p>
          </table:table-cell>
          <table:table-cell table:formula="of:=MEDIAN(5; [.$A$1] + ([.C7] - [.$F$1])*[.$B$1]; 95)" office:value-type="float" office:value="59" calcext:value-type="float">
            <text:p>59</text:p>
          </table:table-cell>
          <table:table-cell table:formula="of:=MEDIAN(5; [.$A$1] + ([.C7] - [.$G$1])*[.$B$1]; 95)" office:value-type="float" office:value="56" calcext:value-type="float">
            <text:p>56</text:p>
          </table:table-cell>
          <table:table-cell table:formula="of:=MEDIAN(5; [.$A$1] + ([.C7] - [.$H$1])*[.$B$1]; 95)" office:value-type="float" office:value="53" calcext:value-type="float">
            <text:p>53</text:p>
          </table:table-cell>
          <table:table-cell table:formula="of:=MEDIAN(5; [.$A$1] + ([.C7] - [.$I$1])*[.$B$1]; 95)" office:value-type="float" office:value="50" calcext:value-type="float">
            <text:p>50</text:p>
          </table:table-cell>
          <table:table-cell table:formula="of:=MEDIAN(5; [.$A$1] + ([.C7] - [.$J$1])*[.$B$1]; 95)" office:value-type="float" office:value="47" calcext:value-type="float">
            <text:p>47</text:p>
          </table:table-cell>
          <table:table-cell table:formula="of:=MEDIAN(5; [.$A$1] + ([.C7] - [.$K$1])*[.$B$1]; 95)" office:value-type="float" office:value="44" calcext:value-type="float">
            <text:p>44</text:p>
          </table:table-cell>
          <table:table-cell table:formula="of:=MEDIAN(5; [.$A$1] + ([.C7] - [.$L$1])*[.$B$1]; 95)" office:value-type="float" office:value="41" calcext:value-type="float">
            <text:p>41</text:p>
          </table:table-cell>
          <table:table-cell table:formula="of:=MEDIAN(5; [.$A$1] + ([.C7] - [.$M$1])*[.$B$1]; 95)" office:value-type="float" office:value="38" calcext:value-type="float">
            <text:p>38</text:p>
          </table:table-cell>
          <table:table-cell table:formula="of:=MEDIAN(5; [.$A$1] + ([.C7] - [.$N$1])*[.$B$1]; 95)" office:value-type="float" office:value="35" calcext:value-type="float">
            <text:p>35</text:p>
          </table:table-cell>
          <table:table-cell table:formula="of:=MEDIAN(5; [.$A$1] + ([.C7] - [.$O$1])*[.$B$1]; 95)" office:value-type="float" office:value="32" calcext:value-type="float">
            <text:p>32</text:p>
          </table:table-cell>
          <table:table-cell table:formula="of:=MEDIAN(5; [.$A$1] + ([.C7] - [.$P$1])*[.$B$1]; 95)" office:value-type="float" office:value="29" calcext:value-type="float">
            <text:p>29</text:p>
          </table:table-cell>
          <table:table-cell table:formula="of:=MEDIAN(5; [.$A$1] + ([.C7] - [.$Q$1])*[.$B$1]; 95)" office:value-type="float" office:value="26" calcext:value-type="float">
            <text:p>26</text:p>
          </table:table-cell>
          <table:table-cell table:formula="of:=MEDIAN(5; [.$A$1] + ([.C7] - [.$R$1])*[.$B$1]; 95)" office:value-type="float" office:value="23" calcext:value-type="float">
            <text:p>23</text:p>
          </table:table-cell>
          <table:table-cell table:formula="of:=MEDIAN(5; [.$A$1] + ([.C7] - [.$S$1])*[.$B$1]; 95)" office:value-type="float" office:value="20" calcext:value-type="float">
            <text:p>20</text:p>
          </table:table-cell>
          <table:table-cell table:formula="of:=MEDIAN(5; [.$A$1] + ([.C7] - [.$T$1])*[.$B$1]; 95)" office:value-type="float" office:value="17" calcext:value-type="float">
            <text:p>17</text:p>
          </table:table-cell>
          <table:table-cell table:formula="of:=MEDIAN(5; [.$A$1] + ([.C7] - [.$U$1])*[.$B$1]; 95)" office:value-type="float" office:value="14" calcext:value-type="float">
            <text:p>14</text:p>
          </table:table-cell>
          <table:table-cell table:formula="of:=MEDIAN(5; [.$A$1] + ([.C7] - [.$V$1])*[.$B$1]; 95)" office:value-type="float" office:value="11" calcext:value-type="float">
            <text:p>11</text:p>
          </table:table-cell>
          <table:table-cell table:formula="of:=MEDIAN(5; [.$A$1] + ([.C7] - [.$W$1])*[.$B$1]; 95)" office:value-type="float" office:value="8" calcext:value-type="float">
            <text:p>8</text:p>
          </table:table-cell>
          <table:table-cell table:formula="of:=MEDIAN(5; [.$A$1] + ([.C7] - [.$X$1])*[.$B$1]; 95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MEDIAN(5; [.$A$1] + ([.C8] - [.$D$1])*[.$B$1]; 95)" office:value-type="float" office:value="68" calcext:value-type="float">
            <text:p>68</text:p>
          </table:table-cell>
          <table:table-cell table:formula="of:=MEDIAN(5; [.$A$1] + ([.C8] - [.$E$1])*[.$B$1]; 95)" office:value-type="float" office:value="65" calcext:value-type="float">
            <text:p>65</text:p>
          </table:table-cell>
          <table:table-cell table:formula="of:=MEDIAN(5; [.$A$1] + ([.C8] - [.$F$1])*[.$B$1]; 95)" office:value-type="float" office:value="62" calcext:value-type="float">
            <text:p>62</text:p>
          </table:table-cell>
          <table:table-cell table:formula="of:=MEDIAN(5; [.$A$1] + ([.C8] - [.$G$1])*[.$B$1]; 95)" office:value-type="float" office:value="59" calcext:value-type="float">
            <text:p>59</text:p>
          </table:table-cell>
          <table:table-cell table:formula="of:=MEDIAN(5; [.$A$1] + ([.C8] - [.$H$1])*[.$B$1]; 95)" office:value-type="float" office:value="56" calcext:value-type="float">
            <text:p>56</text:p>
          </table:table-cell>
          <table:table-cell table:formula="of:=MEDIAN(5; [.$A$1] + ([.C8] - [.$I$1])*[.$B$1]; 95)" office:value-type="float" office:value="53" calcext:value-type="float">
            <text:p>53</text:p>
          </table:table-cell>
          <table:table-cell table:formula="of:=MEDIAN(5; [.$A$1] + ([.C8] - [.$J$1])*[.$B$1]; 95)" office:value-type="float" office:value="50" calcext:value-type="float">
            <text:p>50</text:p>
          </table:table-cell>
          <table:table-cell table:formula="of:=MEDIAN(5; [.$A$1] + ([.C8] - [.$K$1])*[.$B$1]; 95)" office:value-type="float" office:value="47" calcext:value-type="float">
            <text:p>47</text:p>
          </table:table-cell>
          <table:table-cell table:formula="of:=MEDIAN(5; [.$A$1] + ([.C8] - [.$L$1])*[.$B$1]; 95)" office:value-type="float" office:value="44" calcext:value-type="float">
            <text:p>44</text:p>
          </table:table-cell>
          <table:table-cell table:formula="of:=MEDIAN(5; [.$A$1] + ([.C8] - [.$M$1])*[.$B$1]; 95)" office:value-type="float" office:value="41" calcext:value-type="float">
            <text:p>41</text:p>
          </table:table-cell>
          <table:table-cell table:formula="of:=MEDIAN(5; [.$A$1] + ([.C8] - [.$N$1])*[.$B$1]; 95)" office:value-type="float" office:value="38" calcext:value-type="float">
            <text:p>38</text:p>
          </table:table-cell>
          <table:table-cell table:formula="of:=MEDIAN(5; [.$A$1] + ([.C8] - [.$O$1])*[.$B$1]; 95)" office:value-type="float" office:value="35" calcext:value-type="float">
            <text:p>35</text:p>
          </table:table-cell>
          <table:table-cell table:formula="of:=MEDIAN(5; [.$A$1] + ([.C8] - [.$P$1])*[.$B$1]; 95)" office:value-type="float" office:value="32" calcext:value-type="float">
            <text:p>32</text:p>
          </table:table-cell>
          <table:table-cell table:formula="of:=MEDIAN(5; [.$A$1] + ([.C8] - [.$Q$1])*[.$B$1]; 95)" office:value-type="float" office:value="29" calcext:value-type="float">
            <text:p>29</text:p>
          </table:table-cell>
          <table:table-cell table:formula="of:=MEDIAN(5; [.$A$1] + ([.C8] - [.$R$1])*[.$B$1]; 95)" office:value-type="float" office:value="26" calcext:value-type="float">
            <text:p>26</text:p>
          </table:table-cell>
          <table:table-cell table:formula="of:=MEDIAN(5; [.$A$1] + ([.C8] - [.$S$1])*[.$B$1]; 95)" office:value-type="float" office:value="23" calcext:value-type="float">
            <text:p>23</text:p>
          </table:table-cell>
          <table:table-cell table:formula="of:=MEDIAN(5; [.$A$1] + ([.C8] - [.$T$1])*[.$B$1]; 95)" office:value-type="float" office:value="20" calcext:value-type="float">
            <text:p>20</text:p>
          </table:table-cell>
          <table:table-cell table:formula="of:=MEDIAN(5; [.$A$1] + ([.C8] - [.$U$1])*[.$B$1]; 95)" office:value-type="float" office:value="17" calcext:value-type="float">
            <text:p>17</text:p>
          </table:table-cell>
          <table:table-cell table:formula="of:=MEDIAN(5; [.$A$1] + ([.C8] - [.$V$1])*[.$B$1]; 95)" office:value-type="float" office:value="14" calcext:value-type="float">
            <text:p>14</text:p>
          </table:table-cell>
          <table:table-cell table:formula="of:=MEDIAN(5; [.$A$1] + ([.C8] - [.$W$1])*[.$B$1]; 95)" office:value-type="float" office:value="11" calcext:value-type="float">
            <text:p>11</text:p>
          </table:table-cell>
          <table:table-cell table:formula="of:=MEDIAN(5; [.$A$1] + ([.C8] - [.$X$1])*[.$B$1]; 95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MEDIAN(5; [.$A$1] + ([.C9] - [.$D$1])*[.$B$1]; 95)" office:value-type="float" office:value="71" calcext:value-type="float">
            <text:p>71</text:p>
          </table:table-cell>
          <table:table-cell table:formula="of:=MEDIAN(5; [.$A$1] + ([.C9] - [.$E$1])*[.$B$1]; 95)" office:value-type="float" office:value="68" calcext:value-type="float">
            <text:p>68</text:p>
          </table:table-cell>
          <table:table-cell table:formula="of:=MEDIAN(5; [.$A$1] + ([.C9] - [.$F$1])*[.$B$1]; 95)" office:value-type="float" office:value="65" calcext:value-type="float">
            <text:p>65</text:p>
          </table:table-cell>
          <table:table-cell table:formula="of:=MEDIAN(5; [.$A$1] + ([.C9] - [.$G$1])*[.$B$1]; 95)" office:value-type="float" office:value="62" calcext:value-type="float">
            <text:p>62</text:p>
          </table:table-cell>
          <table:table-cell table:formula="of:=MEDIAN(5; [.$A$1] + ([.C9] - [.$H$1])*[.$B$1]; 95)" office:value-type="float" office:value="59" calcext:value-type="float">
            <text:p>59</text:p>
          </table:table-cell>
          <table:table-cell table:formula="of:=MEDIAN(5; [.$A$1] + ([.C9] - [.$I$1])*[.$B$1]; 95)" office:value-type="float" office:value="56" calcext:value-type="float">
            <text:p>56</text:p>
          </table:table-cell>
          <table:table-cell table:formula="of:=MEDIAN(5; [.$A$1] + ([.C9] - [.$J$1])*[.$B$1]; 95)" office:value-type="float" office:value="53" calcext:value-type="float">
            <text:p>53</text:p>
          </table:table-cell>
          <table:table-cell table:formula="of:=MEDIAN(5; [.$A$1] + ([.C9] - [.$K$1])*[.$B$1]; 95)" office:value-type="float" office:value="50" calcext:value-type="float">
            <text:p>50</text:p>
          </table:table-cell>
          <table:table-cell table:formula="of:=MEDIAN(5; [.$A$1] + ([.C9] - [.$L$1])*[.$B$1]; 95)" office:value-type="float" office:value="47" calcext:value-type="float">
            <text:p>47</text:p>
          </table:table-cell>
          <table:table-cell table:formula="of:=MEDIAN(5; [.$A$1] + ([.C9] - [.$M$1])*[.$B$1]; 95)" office:value-type="float" office:value="44" calcext:value-type="float">
            <text:p>44</text:p>
          </table:table-cell>
          <table:table-cell table:formula="of:=MEDIAN(5; [.$A$1] + ([.C9] - [.$N$1])*[.$B$1]; 95)" office:value-type="float" office:value="41" calcext:value-type="float">
            <text:p>41</text:p>
          </table:table-cell>
          <table:table-cell table:formula="of:=MEDIAN(5; [.$A$1] + ([.C9] - [.$O$1])*[.$B$1]; 95)" office:value-type="float" office:value="38" calcext:value-type="float">
            <text:p>38</text:p>
          </table:table-cell>
          <table:table-cell table:formula="of:=MEDIAN(5; [.$A$1] + ([.C9] - [.$P$1])*[.$B$1]; 95)" office:value-type="float" office:value="35" calcext:value-type="float">
            <text:p>35</text:p>
          </table:table-cell>
          <table:table-cell table:formula="of:=MEDIAN(5; [.$A$1] + ([.C9] - [.$Q$1])*[.$B$1]; 95)" office:value-type="float" office:value="32" calcext:value-type="float">
            <text:p>32</text:p>
          </table:table-cell>
          <table:table-cell table:formula="of:=MEDIAN(5; [.$A$1] + ([.C9] - [.$R$1])*[.$B$1]; 95)" office:value-type="float" office:value="29" calcext:value-type="float">
            <text:p>29</text:p>
          </table:table-cell>
          <table:table-cell table:formula="of:=MEDIAN(5; [.$A$1] + ([.C9] - [.$S$1])*[.$B$1]; 95)" office:value-type="float" office:value="26" calcext:value-type="float">
            <text:p>26</text:p>
          </table:table-cell>
          <table:table-cell table:formula="of:=MEDIAN(5; [.$A$1] + ([.C9] - [.$T$1])*[.$B$1]; 95)" office:value-type="float" office:value="23" calcext:value-type="float">
            <text:p>23</text:p>
          </table:table-cell>
          <table:table-cell table:formula="of:=MEDIAN(5; [.$A$1] + ([.C9] - [.$U$1])*[.$B$1]; 95)" office:value-type="float" office:value="20" calcext:value-type="float">
            <text:p>20</text:p>
          </table:table-cell>
          <table:table-cell table:formula="of:=MEDIAN(5; [.$A$1] + ([.C9] - [.$V$1])*[.$B$1]; 95)" office:value-type="float" office:value="17" calcext:value-type="float">
            <text:p>17</text:p>
          </table:table-cell>
          <table:table-cell table:formula="of:=MEDIAN(5; [.$A$1] + ([.C9] - [.$W$1])*[.$B$1]; 95)" office:value-type="float" office:value="14" calcext:value-type="float">
            <text:p>14</text:p>
          </table:table-cell>
          <table:table-cell table:formula="of:=MEDIAN(5; [.$A$1] + ([.C9] - [.$X$1])*[.$B$1]; 95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MEDIAN(5; [.$A$1] + ([.C10] - [.$D$1])*[.$B$1]; 95)" office:value-type="float" office:value="74" calcext:value-type="float">
            <text:p>74</text:p>
          </table:table-cell>
          <table:table-cell table:formula="of:=MEDIAN(5; [.$A$1] + ([.C10] - [.$E$1])*[.$B$1]; 95)" office:value-type="float" office:value="71" calcext:value-type="float">
            <text:p>71</text:p>
          </table:table-cell>
          <table:table-cell table:formula="of:=MEDIAN(5; [.$A$1] + ([.C10] - [.$F$1])*[.$B$1]; 95)" office:value-type="float" office:value="68" calcext:value-type="float">
            <text:p>68</text:p>
          </table:table-cell>
          <table:table-cell table:formula="of:=MEDIAN(5; [.$A$1] + ([.C10] - [.$G$1])*[.$B$1]; 95)" office:value-type="float" office:value="65" calcext:value-type="float">
            <text:p>65</text:p>
          </table:table-cell>
          <table:table-cell table:formula="of:=MEDIAN(5; [.$A$1] + ([.C10] - [.$H$1])*[.$B$1]; 95)" office:value-type="float" office:value="62" calcext:value-type="float">
            <text:p>62</text:p>
          </table:table-cell>
          <table:table-cell table:formula="of:=MEDIAN(5; [.$A$1] + ([.C10] - [.$I$1])*[.$B$1]; 95)" office:value-type="float" office:value="59" calcext:value-type="float">
            <text:p>59</text:p>
          </table:table-cell>
          <table:table-cell table:formula="of:=MEDIAN(5; [.$A$1] + ([.C10] - [.$J$1])*[.$B$1]; 95)" office:value-type="float" office:value="56" calcext:value-type="float">
            <text:p>56</text:p>
          </table:table-cell>
          <table:table-cell table:formula="of:=MEDIAN(5; [.$A$1] + ([.C10] - [.$K$1])*[.$B$1]; 95)" office:value-type="float" office:value="53" calcext:value-type="float">
            <text:p>53</text:p>
          </table:table-cell>
          <table:table-cell table:formula="of:=MEDIAN(5; [.$A$1] + ([.C10] - [.$L$1])*[.$B$1]; 95)" office:value-type="float" office:value="50" calcext:value-type="float">
            <text:p>50</text:p>
          </table:table-cell>
          <table:table-cell table:formula="of:=MEDIAN(5; [.$A$1] + ([.C10] - [.$M$1])*[.$B$1]; 95)" office:value-type="float" office:value="47" calcext:value-type="float">
            <text:p>47</text:p>
          </table:table-cell>
          <table:table-cell table:formula="of:=MEDIAN(5; [.$A$1] + ([.C10] - [.$N$1])*[.$B$1]; 95)" office:value-type="float" office:value="44" calcext:value-type="float">
            <text:p>44</text:p>
          </table:table-cell>
          <table:table-cell table:formula="of:=MEDIAN(5; [.$A$1] + ([.C10] - [.$O$1])*[.$B$1]; 95)" office:value-type="float" office:value="41" calcext:value-type="float">
            <text:p>41</text:p>
          </table:table-cell>
          <table:table-cell table:formula="of:=MEDIAN(5; [.$A$1] + ([.C10] - [.$P$1])*[.$B$1]; 95)" office:value-type="float" office:value="38" calcext:value-type="float">
            <text:p>38</text:p>
          </table:table-cell>
          <table:table-cell table:formula="of:=MEDIAN(5; [.$A$1] + ([.C10] - [.$Q$1])*[.$B$1]; 95)" office:value-type="float" office:value="35" calcext:value-type="float">
            <text:p>35</text:p>
          </table:table-cell>
          <table:table-cell table:formula="of:=MEDIAN(5; [.$A$1] + ([.C10] - [.$R$1])*[.$B$1]; 95)" office:value-type="float" office:value="32" calcext:value-type="float">
            <text:p>32</text:p>
          </table:table-cell>
          <table:table-cell table:formula="of:=MEDIAN(5; [.$A$1] + ([.C10] - [.$S$1])*[.$B$1]; 95)" office:value-type="float" office:value="29" calcext:value-type="float">
            <text:p>29</text:p>
          </table:table-cell>
          <table:table-cell table:formula="of:=MEDIAN(5; [.$A$1] + ([.C10] - [.$T$1])*[.$B$1]; 95)" office:value-type="float" office:value="26" calcext:value-type="float">
            <text:p>26</text:p>
          </table:table-cell>
          <table:table-cell table:formula="of:=MEDIAN(5; [.$A$1] + ([.C10] - [.$U$1])*[.$B$1]; 95)" office:value-type="float" office:value="23" calcext:value-type="float">
            <text:p>23</text:p>
          </table:table-cell>
          <table:table-cell table:formula="of:=MEDIAN(5; [.$A$1] + ([.C10] - [.$V$1])*[.$B$1]; 95)" office:value-type="float" office:value="20" calcext:value-type="float">
            <text:p>20</text:p>
          </table:table-cell>
          <table:table-cell table:formula="of:=MEDIAN(5; [.$A$1] + ([.C10] - [.$W$1])*[.$B$1]; 95)" office:value-type="float" office:value="17" calcext:value-type="float">
            <text:p>17</text:p>
          </table:table-cell>
          <table:table-cell table:formula="of:=MEDIAN(5; [.$A$1] + ([.C10] - [.$X$1])*[.$B$1]; 95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MEDIAN(5; [.$A$1] + ([.C11] - [.$D$1])*[.$B$1]; 95)" office:value-type="float" office:value="77" calcext:value-type="float">
            <text:p>77</text:p>
          </table:table-cell>
          <table:table-cell table:formula="of:=MEDIAN(5; [.$A$1] + ([.C11] - [.$E$1])*[.$B$1]; 95)" office:value-type="float" office:value="74" calcext:value-type="float">
            <text:p>74</text:p>
          </table:table-cell>
          <table:table-cell table:formula="of:=MEDIAN(5; [.$A$1] + ([.C11] - [.$F$1])*[.$B$1]; 95)" office:value-type="float" office:value="71" calcext:value-type="float">
            <text:p>71</text:p>
          </table:table-cell>
          <table:table-cell table:formula="of:=MEDIAN(5; [.$A$1] + ([.C11] - [.$G$1])*[.$B$1]; 95)" office:value-type="float" office:value="68" calcext:value-type="float">
            <text:p>68</text:p>
          </table:table-cell>
          <table:table-cell table:formula="of:=MEDIAN(5; [.$A$1] + ([.C11] - [.$H$1])*[.$B$1]; 95)" office:value-type="float" office:value="65" calcext:value-type="float">
            <text:p>65</text:p>
          </table:table-cell>
          <table:table-cell table:formula="of:=MEDIAN(5; [.$A$1] + ([.C11] - [.$I$1])*[.$B$1]; 95)" office:value-type="float" office:value="62" calcext:value-type="float">
            <text:p>62</text:p>
          </table:table-cell>
          <table:table-cell table:formula="of:=MEDIAN(5; [.$A$1] + ([.C11] - [.$J$1])*[.$B$1]; 95)" office:value-type="float" office:value="59" calcext:value-type="float">
            <text:p>59</text:p>
          </table:table-cell>
          <table:table-cell table:formula="of:=MEDIAN(5; [.$A$1] + ([.C11] - [.$K$1])*[.$B$1]; 95)" office:value-type="float" office:value="56" calcext:value-type="float">
            <text:p>56</text:p>
          </table:table-cell>
          <table:table-cell table:formula="of:=MEDIAN(5; [.$A$1] + ([.C11] - [.$L$1])*[.$B$1]; 95)" office:value-type="float" office:value="53" calcext:value-type="float">
            <text:p>53</text:p>
          </table:table-cell>
          <table:table-cell table:formula="of:=MEDIAN(5; [.$A$1] + ([.C11] - [.$M$1])*[.$B$1]; 95)" office:value-type="float" office:value="50" calcext:value-type="float">
            <text:p>50</text:p>
          </table:table-cell>
          <table:table-cell table:formula="of:=MEDIAN(5; [.$A$1] + ([.C11] - [.$N$1])*[.$B$1]; 95)" office:value-type="float" office:value="47" calcext:value-type="float">
            <text:p>47</text:p>
          </table:table-cell>
          <table:table-cell table:formula="of:=MEDIAN(5; [.$A$1] + ([.C11] - [.$O$1])*[.$B$1]; 95)" office:value-type="float" office:value="44" calcext:value-type="float">
            <text:p>44</text:p>
          </table:table-cell>
          <table:table-cell table:formula="of:=MEDIAN(5; [.$A$1] + ([.C11] - [.$P$1])*[.$B$1]; 95)" office:value-type="float" office:value="41" calcext:value-type="float">
            <text:p>41</text:p>
          </table:table-cell>
          <table:table-cell table:formula="of:=MEDIAN(5; [.$A$1] + ([.C11] - [.$Q$1])*[.$B$1]; 95)" office:value-type="float" office:value="38" calcext:value-type="float">
            <text:p>38</text:p>
          </table:table-cell>
          <table:table-cell table:formula="of:=MEDIAN(5; [.$A$1] + ([.C11] - [.$R$1])*[.$B$1]; 95)" office:value-type="float" office:value="35" calcext:value-type="float">
            <text:p>35</text:p>
          </table:table-cell>
          <table:table-cell table:formula="of:=MEDIAN(5; [.$A$1] + ([.C11] - [.$S$1])*[.$B$1]; 95)" office:value-type="float" office:value="32" calcext:value-type="float">
            <text:p>32</text:p>
          </table:table-cell>
          <table:table-cell table:formula="of:=MEDIAN(5; [.$A$1] + ([.C11] - [.$T$1])*[.$B$1]; 95)" office:value-type="float" office:value="29" calcext:value-type="float">
            <text:p>29</text:p>
          </table:table-cell>
          <table:table-cell table:formula="of:=MEDIAN(5; [.$A$1] + ([.C11] - [.$U$1])*[.$B$1]; 95)" office:value-type="float" office:value="26" calcext:value-type="float">
            <text:p>26</text:p>
          </table:table-cell>
          <table:table-cell table:formula="of:=MEDIAN(5; [.$A$1] + ([.C11] - [.$V$1])*[.$B$1]; 95)" office:value-type="float" office:value="23" calcext:value-type="float">
            <text:p>23</text:p>
          </table:table-cell>
          <table:table-cell table:formula="of:=MEDIAN(5; [.$A$1] + ([.C11] - [.$W$1])*[.$B$1]; 95)" office:value-type="float" office:value="20" calcext:value-type="float">
            <text:p>20</text:p>
          </table:table-cell>
          <table:table-cell table:formula="of:=MEDIAN(5; [.$A$1] + ([.C11] - [.$X$1])*[.$B$1]; 95)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MEDIAN(5; [.$A$1] + ([.C12] - [.$D$1])*[.$B$1]; 95)" office:value-type="float" office:value="80" calcext:value-type="float">
            <text:p>80</text:p>
          </table:table-cell>
          <table:table-cell table:formula="of:=MEDIAN(5; [.$A$1] + ([.C12] - [.$E$1])*[.$B$1]; 95)" office:value-type="float" office:value="77" calcext:value-type="float">
            <text:p>77</text:p>
          </table:table-cell>
          <table:table-cell table:formula="of:=MEDIAN(5; [.$A$1] + ([.C12] - [.$F$1])*[.$B$1]; 95)" office:value-type="float" office:value="74" calcext:value-type="float">
            <text:p>74</text:p>
          </table:table-cell>
          <table:table-cell table:formula="of:=MEDIAN(5; [.$A$1] + ([.C12] - [.$G$1])*[.$B$1]; 95)" office:value-type="float" office:value="71" calcext:value-type="float">
            <text:p>71</text:p>
          </table:table-cell>
          <table:table-cell table:formula="of:=MEDIAN(5; [.$A$1] + ([.C12] - [.$H$1])*[.$B$1]; 95)" office:value-type="float" office:value="68" calcext:value-type="float">
            <text:p>68</text:p>
          </table:table-cell>
          <table:table-cell table:formula="of:=MEDIAN(5; [.$A$1] + ([.C12] - [.$I$1])*[.$B$1]; 95)" office:value-type="float" office:value="65" calcext:value-type="float">
            <text:p>65</text:p>
          </table:table-cell>
          <table:table-cell table:formula="of:=MEDIAN(5; [.$A$1] + ([.C12] - [.$J$1])*[.$B$1]; 95)" office:value-type="float" office:value="62" calcext:value-type="float">
            <text:p>62</text:p>
          </table:table-cell>
          <table:table-cell table:formula="of:=MEDIAN(5; [.$A$1] + ([.C12] - [.$K$1])*[.$B$1]; 95)" office:value-type="float" office:value="59" calcext:value-type="float">
            <text:p>59</text:p>
          </table:table-cell>
          <table:table-cell table:formula="of:=MEDIAN(5; [.$A$1] + ([.C12] - [.$L$1])*[.$B$1]; 95)" office:value-type="float" office:value="56" calcext:value-type="float">
            <text:p>56</text:p>
          </table:table-cell>
          <table:table-cell table:formula="of:=MEDIAN(5; [.$A$1] + ([.C12] - [.$M$1])*[.$B$1]; 95)" office:value-type="float" office:value="53" calcext:value-type="float">
            <text:p>53</text:p>
          </table:table-cell>
          <table:table-cell table:formula="of:=MEDIAN(5; [.$A$1] + ([.C12] - [.$N$1])*[.$B$1]; 95)" office:value-type="float" office:value="50" calcext:value-type="float">
            <text:p>50</text:p>
          </table:table-cell>
          <table:table-cell table:formula="of:=MEDIAN(5; [.$A$1] + ([.C12] - [.$O$1])*[.$B$1]; 95)" office:value-type="float" office:value="47" calcext:value-type="float">
            <text:p>47</text:p>
          </table:table-cell>
          <table:table-cell table:formula="of:=MEDIAN(5; [.$A$1] + ([.C12] - [.$P$1])*[.$B$1]; 95)" office:value-type="float" office:value="44" calcext:value-type="float">
            <text:p>44</text:p>
          </table:table-cell>
          <table:table-cell table:formula="of:=MEDIAN(5; [.$A$1] + ([.C12] - [.$Q$1])*[.$B$1]; 95)" office:value-type="float" office:value="41" calcext:value-type="float">
            <text:p>41</text:p>
          </table:table-cell>
          <table:table-cell table:formula="of:=MEDIAN(5; [.$A$1] + ([.C12] - [.$R$1])*[.$B$1]; 95)" office:value-type="float" office:value="38" calcext:value-type="float">
            <text:p>38</text:p>
          </table:table-cell>
          <table:table-cell table:formula="of:=MEDIAN(5; [.$A$1] + ([.C12] - [.$S$1])*[.$B$1]; 95)" office:value-type="float" office:value="35" calcext:value-type="float">
            <text:p>35</text:p>
          </table:table-cell>
          <table:table-cell table:formula="of:=MEDIAN(5; [.$A$1] + ([.C12] - [.$T$1])*[.$B$1]; 95)" office:value-type="float" office:value="32" calcext:value-type="float">
            <text:p>32</text:p>
          </table:table-cell>
          <table:table-cell table:formula="of:=MEDIAN(5; [.$A$1] + ([.C12] - [.$U$1])*[.$B$1]; 95)" office:value-type="float" office:value="29" calcext:value-type="float">
            <text:p>29</text:p>
          </table:table-cell>
          <table:table-cell table:formula="of:=MEDIAN(5; [.$A$1] + ([.C12] - [.$V$1])*[.$B$1]; 95)" office:value-type="float" office:value="26" calcext:value-type="float">
            <text:p>26</text:p>
          </table:table-cell>
          <table:table-cell table:formula="of:=MEDIAN(5; [.$A$1] + ([.C12] - [.$W$1])*[.$B$1]; 95)" office:value-type="float" office:value="23" calcext:value-type="float">
            <text:p>23</text:p>
          </table:table-cell>
          <table:table-cell table:formula="of:=MEDIAN(5; [.$A$1] + ([.C12] - [.$X$1])*[.$B$1]; 95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MEDIAN(5; [.$A$1] + ([.C13] - [.$D$1])*[.$B$1]; 95)" office:value-type="float" office:value="83" calcext:value-type="float">
            <text:p>83</text:p>
          </table:table-cell>
          <table:table-cell table:formula="of:=MEDIAN(5; [.$A$1] + ([.C13] - [.$E$1])*[.$B$1]; 95)" office:value-type="float" office:value="80" calcext:value-type="float">
            <text:p>80</text:p>
          </table:table-cell>
          <table:table-cell table:formula="of:=MEDIAN(5; [.$A$1] + ([.C13] - [.$F$1])*[.$B$1]; 95)" office:value-type="float" office:value="77" calcext:value-type="float">
            <text:p>77</text:p>
          </table:table-cell>
          <table:table-cell table:formula="of:=MEDIAN(5; [.$A$1] + ([.C13] - [.$G$1])*[.$B$1]; 95)" office:value-type="float" office:value="74" calcext:value-type="float">
            <text:p>74</text:p>
          </table:table-cell>
          <table:table-cell table:formula="of:=MEDIAN(5; [.$A$1] + ([.C13] - [.$H$1])*[.$B$1]; 95)" office:value-type="float" office:value="71" calcext:value-type="float">
            <text:p>71</text:p>
          </table:table-cell>
          <table:table-cell table:formula="of:=MEDIAN(5; [.$A$1] + ([.C13] - [.$I$1])*[.$B$1]; 95)" office:value-type="float" office:value="68" calcext:value-type="float">
            <text:p>68</text:p>
          </table:table-cell>
          <table:table-cell table:formula="of:=MEDIAN(5; [.$A$1] + ([.C13] - [.$J$1])*[.$B$1]; 95)" office:value-type="float" office:value="65" calcext:value-type="float">
            <text:p>65</text:p>
          </table:table-cell>
          <table:table-cell table:formula="of:=MEDIAN(5; [.$A$1] + ([.C13] - [.$K$1])*[.$B$1]; 95)" office:value-type="float" office:value="62" calcext:value-type="float">
            <text:p>62</text:p>
          </table:table-cell>
          <table:table-cell table:formula="of:=MEDIAN(5; [.$A$1] + ([.C13] - [.$L$1])*[.$B$1]; 95)" office:value-type="float" office:value="59" calcext:value-type="float">
            <text:p>59</text:p>
          </table:table-cell>
          <table:table-cell table:formula="of:=MEDIAN(5; [.$A$1] + ([.C13] - [.$M$1])*[.$B$1]; 95)" office:value-type="float" office:value="56" calcext:value-type="float">
            <text:p>56</text:p>
          </table:table-cell>
          <table:table-cell table:formula="of:=MEDIAN(5; [.$A$1] + ([.C13] - [.$N$1])*[.$B$1]; 95)" office:value-type="float" office:value="53" calcext:value-type="float">
            <text:p>53</text:p>
          </table:table-cell>
          <table:table-cell table:formula="of:=MEDIAN(5; [.$A$1] + ([.C13] - [.$O$1])*[.$B$1]; 95)" office:value-type="float" office:value="50" calcext:value-type="float">
            <text:p>50</text:p>
          </table:table-cell>
          <table:table-cell table:formula="of:=MEDIAN(5; [.$A$1] + ([.C13] - [.$P$1])*[.$B$1]; 95)" office:value-type="float" office:value="47" calcext:value-type="float">
            <text:p>47</text:p>
          </table:table-cell>
          <table:table-cell table:formula="of:=MEDIAN(5; [.$A$1] + ([.C13] - [.$Q$1])*[.$B$1]; 95)" office:value-type="float" office:value="44" calcext:value-type="float">
            <text:p>44</text:p>
          </table:table-cell>
          <table:table-cell table:formula="of:=MEDIAN(5; [.$A$1] + ([.C13] - [.$R$1])*[.$B$1]; 95)" office:value-type="float" office:value="41" calcext:value-type="float">
            <text:p>41</text:p>
          </table:table-cell>
          <table:table-cell table:formula="of:=MEDIAN(5; [.$A$1] + ([.C13] - [.$S$1])*[.$B$1]; 95)" office:value-type="float" office:value="38" calcext:value-type="float">
            <text:p>38</text:p>
          </table:table-cell>
          <table:table-cell table:formula="of:=MEDIAN(5; [.$A$1] + ([.C13] - [.$T$1])*[.$B$1]; 95)" office:value-type="float" office:value="35" calcext:value-type="float">
            <text:p>35</text:p>
          </table:table-cell>
          <table:table-cell table:formula="of:=MEDIAN(5; [.$A$1] + ([.C13] - [.$U$1])*[.$B$1]; 95)" office:value-type="float" office:value="32" calcext:value-type="float">
            <text:p>32</text:p>
          </table:table-cell>
          <table:table-cell table:formula="of:=MEDIAN(5; [.$A$1] + ([.C13] - [.$V$1])*[.$B$1]; 95)" office:value-type="float" office:value="29" calcext:value-type="float">
            <text:p>29</text:p>
          </table:table-cell>
          <table:table-cell table:formula="of:=MEDIAN(5; [.$A$1] + ([.C13] - [.$W$1])*[.$B$1]; 95)" office:value-type="float" office:value="26" calcext:value-type="float">
            <text:p>26</text:p>
          </table:table-cell>
          <table:table-cell table:formula="of:=MEDIAN(5; [.$A$1] + ([.C13] - [.$X$1])*[.$B$1]; 95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MEDIAN(5; [.$A$1] + ([.C14] - [.$D$1])*[.$B$1]; 95)" office:value-type="float" office:value="86" calcext:value-type="float">
            <text:p>86</text:p>
          </table:table-cell>
          <table:table-cell table:formula="of:=MEDIAN(5; [.$A$1] + ([.C14] - [.$E$1])*[.$B$1]; 95)" office:value-type="float" office:value="83" calcext:value-type="float">
            <text:p>83</text:p>
          </table:table-cell>
          <table:table-cell table:formula="of:=MEDIAN(5; [.$A$1] + ([.C14] - [.$F$1])*[.$B$1]; 95)" office:value-type="float" office:value="80" calcext:value-type="float">
            <text:p>80</text:p>
          </table:table-cell>
          <table:table-cell table:formula="of:=MEDIAN(5; [.$A$1] + ([.C14] - [.$G$1])*[.$B$1]; 95)" office:value-type="float" office:value="77" calcext:value-type="float">
            <text:p>77</text:p>
          </table:table-cell>
          <table:table-cell table:formula="of:=MEDIAN(5; [.$A$1] + ([.C14] - [.$H$1])*[.$B$1]; 95)" office:value-type="float" office:value="74" calcext:value-type="float">
            <text:p>74</text:p>
          </table:table-cell>
          <table:table-cell table:formula="of:=MEDIAN(5; [.$A$1] + ([.C14] - [.$I$1])*[.$B$1]; 95)" office:value-type="float" office:value="71" calcext:value-type="float">
            <text:p>71</text:p>
          </table:table-cell>
          <table:table-cell table:formula="of:=MEDIAN(5; [.$A$1] + ([.C14] - [.$J$1])*[.$B$1]; 95)" office:value-type="float" office:value="68" calcext:value-type="float">
            <text:p>68</text:p>
          </table:table-cell>
          <table:table-cell table:formula="of:=MEDIAN(5; [.$A$1] + ([.C14] - [.$K$1])*[.$B$1]; 95)" office:value-type="float" office:value="65" calcext:value-type="float">
            <text:p>65</text:p>
          </table:table-cell>
          <table:table-cell table:formula="of:=MEDIAN(5; [.$A$1] + ([.C14] - [.$L$1])*[.$B$1]; 95)" office:value-type="float" office:value="62" calcext:value-type="float">
            <text:p>62</text:p>
          </table:table-cell>
          <table:table-cell table:formula="of:=MEDIAN(5; [.$A$1] + ([.C14] - [.$M$1])*[.$B$1]; 95)" office:value-type="float" office:value="59" calcext:value-type="float">
            <text:p>59</text:p>
          </table:table-cell>
          <table:table-cell table:formula="of:=MEDIAN(5; [.$A$1] + ([.C14] - [.$N$1])*[.$B$1]; 95)" office:value-type="float" office:value="56" calcext:value-type="float">
            <text:p>56</text:p>
          </table:table-cell>
          <table:table-cell table:formula="of:=MEDIAN(5; [.$A$1] + ([.C14] - [.$O$1])*[.$B$1]; 95)" office:value-type="float" office:value="53" calcext:value-type="float">
            <text:p>53</text:p>
          </table:table-cell>
          <table:table-cell table:formula="of:=MEDIAN(5; [.$A$1] + ([.C14] - [.$P$1])*[.$B$1]; 95)" office:value-type="float" office:value="50" calcext:value-type="float">
            <text:p>50</text:p>
          </table:table-cell>
          <table:table-cell table:formula="of:=MEDIAN(5; [.$A$1] + ([.C14] - [.$Q$1])*[.$B$1]; 95)" office:value-type="float" office:value="47" calcext:value-type="float">
            <text:p>47</text:p>
          </table:table-cell>
          <table:table-cell table:formula="of:=MEDIAN(5; [.$A$1] + ([.C14] - [.$R$1])*[.$B$1]; 95)" office:value-type="float" office:value="44" calcext:value-type="float">
            <text:p>44</text:p>
          </table:table-cell>
          <table:table-cell table:formula="of:=MEDIAN(5; [.$A$1] + ([.C14] - [.$S$1])*[.$B$1]; 95)" office:value-type="float" office:value="41" calcext:value-type="float">
            <text:p>41</text:p>
          </table:table-cell>
          <table:table-cell table:formula="of:=MEDIAN(5; [.$A$1] + ([.C14] - [.$T$1])*[.$B$1]; 95)" office:value-type="float" office:value="38" calcext:value-type="float">
            <text:p>38</text:p>
          </table:table-cell>
          <table:table-cell table:formula="of:=MEDIAN(5; [.$A$1] + ([.C14] - [.$U$1])*[.$B$1]; 95)" office:value-type="float" office:value="35" calcext:value-type="float">
            <text:p>35</text:p>
          </table:table-cell>
          <table:table-cell table:formula="of:=MEDIAN(5; [.$A$1] + ([.C14] - [.$V$1])*[.$B$1]; 95)" office:value-type="float" office:value="32" calcext:value-type="float">
            <text:p>32</text:p>
          </table:table-cell>
          <table:table-cell table:formula="of:=MEDIAN(5; [.$A$1] + ([.C14] - [.$W$1])*[.$B$1]; 95)" office:value-type="float" office:value="29" calcext:value-type="float">
            <text:p>29</text:p>
          </table:table-cell>
          <table:table-cell table:formula="of:=MEDIAN(5; [.$A$1] + ([.C14] - [.$X$1])*[.$B$1]; 95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MEDIAN(5; [.$A$1] + ([.C15] - [.$D$1])*[.$B$1]; 95)" office:value-type="float" office:value="89" calcext:value-type="float">
            <text:p>89</text:p>
          </table:table-cell>
          <table:table-cell table:formula="of:=MEDIAN(5; [.$A$1] + ([.C15] - [.$E$1])*[.$B$1]; 95)" office:value-type="float" office:value="86" calcext:value-type="float">
            <text:p>86</text:p>
          </table:table-cell>
          <table:table-cell table:formula="of:=MEDIAN(5; [.$A$1] + ([.C15] - [.$F$1])*[.$B$1]; 95)" office:value-type="float" office:value="83" calcext:value-type="float">
            <text:p>83</text:p>
          </table:table-cell>
          <table:table-cell table:formula="of:=MEDIAN(5; [.$A$1] + ([.C15] - [.$G$1])*[.$B$1]; 95)" office:value-type="float" office:value="80" calcext:value-type="float">
            <text:p>80</text:p>
          </table:table-cell>
          <table:table-cell table:formula="of:=MEDIAN(5; [.$A$1] + ([.C15] - [.$H$1])*[.$B$1]; 95)" office:value-type="float" office:value="77" calcext:value-type="float">
            <text:p>77</text:p>
          </table:table-cell>
          <table:table-cell table:formula="of:=MEDIAN(5; [.$A$1] + ([.C15] - [.$I$1])*[.$B$1]; 95)" office:value-type="float" office:value="74" calcext:value-type="float">
            <text:p>74</text:p>
          </table:table-cell>
          <table:table-cell table:formula="of:=MEDIAN(5; [.$A$1] + ([.C15] - [.$J$1])*[.$B$1]; 95)" office:value-type="float" office:value="71" calcext:value-type="float">
            <text:p>71</text:p>
          </table:table-cell>
          <table:table-cell table:formula="of:=MEDIAN(5; [.$A$1] + ([.C15] - [.$K$1])*[.$B$1]; 95)" office:value-type="float" office:value="68" calcext:value-type="float">
            <text:p>68</text:p>
          </table:table-cell>
          <table:table-cell table:formula="of:=MEDIAN(5; [.$A$1] + ([.C15] - [.$L$1])*[.$B$1]; 95)" office:value-type="float" office:value="65" calcext:value-type="float">
            <text:p>65</text:p>
          </table:table-cell>
          <table:table-cell table:formula="of:=MEDIAN(5; [.$A$1] + ([.C15] - [.$M$1])*[.$B$1]; 95)" office:value-type="float" office:value="62" calcext:value-type="float">
            <text:p>62</text:p>
          </table:table-cell>
          <table:table-cell table:formula="of:=MEDIAN(5; [.$A$1] + ([.C15] - [.$N$1])*[.$B$1]; 95)" office:value-type="float" office:value="59" calcext:value-type="float">
            <text:p>59</text:p>
          </table:table-cell>
          <table:table-cell table:formula="of:=MEDIAN(5; [.$A$1] + ([.C15] - [.$O$1])*[.$B$1]; 95)" office:value-type="float" office:value="56" calcext:value-type="float">
            <text:p>56</text:p>
          </table:table-cell>
          <table:table-cell table:formula="of:=MEDIAN(5; [.$A$1] + ([.C15] - [.$P$1])*[.$B$1]; 95)" office:value-type="float" office:value="53" calcext:value-type="float">
            <text:p>53</text:p>
          </table:table-cell>
          <table:table-cell table:formula="of:=MEDIAN(5; [.$A$1] + ([.C15] - [.$Q$1])*[.$B$1]; 95)" office:value-type="float" office:value="50" calcext:value-type="float">
            <text:p>50</text:p>
          </table:table-cell>
          <table:table-cell table:formula="of:=MEDIAN(5; [.$A$1] + ([.C15] - [.$R$1])*[.$B$1]; 95)" office:value-type="float" office:value="47" calcext:value-type="float">
            <text:p>47</text:p>
          </table:table-cell>
          <table:table-cell table:formula="of:=MEDIAN(5; [.$A$1] + ([.C15] - [.$S$1])*[.$B$1]; 95)" office:value-type="float" office:value="44" calcext:value-type="float">
            <text:p>44</text:p>
          </table:table-cell>
          <table:table-cell table:formula="of:=MEDIAN(5; [.$A$1] + ([.C15] - [.$T$1])*[.$B$1]; 95)" office:value-type="float" office:value="41" calcext:value-type="float">
            <text:p>41</text:p>
          </table:table-cell>
          <table:table-cell table:formula="of:=MEDIAN(5; [.$A$1] + ([.C15] - [.$U$1])*[.$B$1]; 95)" office:value-type="float" office:value="38" calcext:value-type="float">
            <text:p>38</text:p>
          </table:table-cell>
          <table:table-cell table:formula="of:=MEDIAN(5; [.$A$1] + ([.C15] - [.$V$1])*[.$B$1]; 95)" office:value-type="float" office:value="35" calcext:value-type="float">
            <text:p>35</text:p>
          </table:table-cell>
          <table:table-cell table:formula="of:=MEDIAN(5; [.$A$1] + ([.C15] - [.$W$1])*[.$B$1]; 95)" office:value-type="float" office:value="32" calcext:value-type="float">
            <text:p>32</text:p>
          </table:table-cell>
          <table:table-cell table:formula="of:=MEDIAN(5; [.$A$1] + ([.C15] - [.$X$1])*[.$B$1]; 95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MEDIAN(5; [.$A$1] + ([.C16] - [.$D$1])*[.$B$1]; 95)" office:value-type="float" office:value="92" calcext:value-type="float">
            <text:p>92</text:p>
          </table:table-cell>
          <table:table-cell table:formula="of:=MEDIAN(5; [.$A$1] + ([.C16] - [.$E$1])*[.$B$1]; 95)" office:value-type="float" office:value="89" calcext:value-type="float">
            <text:p>89</text:p>
          </table:table-cell>
          <table:table-cell table:formula="of:=MEDIAN(5; [.$A$1] + ([.C16] - [.$F$1])*[.$B$1]; 95)" office:value-type="float" office:value="86" calcext:value-type="float">
            <text:p>86</text:p>
          </table:table-cell>
          <table:table-cell table:formula="of:=MEDIAN(5; [.$A$1] + ([.C16] - [.$G$1])*[.$B$1]; 95)" office:value-type="float" office:value="83" calcext:value-type="float">
            <text:p>83</text:p>
          </table:table-cell>
          <table:table-cell table:formula="of:=MEDIAN(5; [.$A$1] + ([.C16] - [.$H$1])*[.$B$1]; 95)" office:value-type="float" office:value="80" calcext:value-type="float">
            <text:p>80</text:p>
          </table:table-cell>
          <table:table-cell table:formula="of:=MEDIAN(5; [.$A$1] + ([.C16] - [.$I$1])*[.$B$1]; 95)" office:value-type="float" office:value="77" calcext:value-type="float">
            <text:p>77</text:p>
          </table:table-cell>
          <table:table-cell table:formula="of:=MEDIAN(5; [.$A$1] + ([.C16] - [.$J$1])*[.$B$1]; 95)" office:value-type="float" office:value="74" calcext:value-type="float">
            <text:p>74</text:p>
          </table:table-cell>
          <table:table-cell table:formula="of:=MEDIAN(5; [.$A$1] + ([.C16] - [.$K$1])*[.$B$1]; 95)" office:value-type="float" office:value="71" calcext:value-type="float">
            <text:p>71</text:p>
          </table:table-cell>
          <table:table-cell table:formula="of:=MEDIAN(5; [.$A$1] + ([.C16] - [.$L$1])*[.$B$1]; 95)" office:value-type="float" office:value="68" calcext:value-type="float">
            <text:p>68</text:p>
          </table:table-cell>
          <table:table-cell table:formula="of:=MEDIAN(5; [.$A$1] + ([.C16] - [.$M$1])*[.$B$1]; 95)" office:value-type="float" office:value="65" calcext:value-type="float">
            <text:p>65</text:p>
          </table:table-cell>
          <table:table-cell table:formula="of:=MEDIAN(5; [.$A$1] + ([.C16] - [.$N$1])*[.$B$1]; 95)" office:value-type="float" office:value="62" calcext:value-type="float">
            <text:p>62</text:p>
          </table:table-cell>
          <table:table-cell table:formula="of:=MEDIAN(5; [.$A$1] + ([.C16] - [.$O$1])*[.$B$1]; 95)" office:value-type="float" office:value="59" calcext:value-type="float">
            <text:p>59</text:p>
          </table:table-cell>
          <table:table-cell table:formula="of:=MEDIAN(5; [.$A$1] + ([.C16] - [.$P$1])*[.$B$1]; 95)" office:value-type="float" office:value="56" calcext:value-type="float">
            <text:p>56</text:p>
          </table:table-cell>
          <table:table-cell table:formula="of:=MEDIAN(5; [.$A$1] + ([.C16] - [.$Q$1])*[.$B$1]; 95)" office:value-type="float" office:value="53" calcext:value-type="float">
            <text:p>53</text:p>
          </table:table-cell>
          <table:table-cell table:formula="of:=MEDIAN(5; [.$A$1] + ([.C16] - [.$R$1])*[.$B$1]; 95)" office:value-type="float" office:value="50" calcext:value-type="float">
            <text:p>50</text:p>
          </table:table-cell>
          <table:table-cell table:formula="of:=MEDIAN(5; [.$A$1] + ([.C16] - [.$S$1])*[.$B$1]; 95)" office:value-type="float" office:value="47" calcext:value-type="float">
            <text:p>47</text:p>
          </table:table-cell>
          <table:table-cell table:formula="of:=MEDIAN(5; [.$A$1] + ([.C16] - [.$T$1])*[.$B$1]; 95)" office:value-type="float" office:value="44" calcext:value-type="float">
            <text:p>44</text:p>
          </table:table-cell>
          <table:table-cell table:formula="of:=MEDIAN(5; [.$A$1] + ([.C16] - [.$U$1])*[.$B$1]; 95)" office:value-type="float" office:value="41" calcext:value-type="float">
            <text:p>41</text:p>
          </table:table-cell>
          <table:table-cell table:formula="of:=MEDIAN(5; [.$A$1] + ([.C16] - [.$V$1])*[.$B$1]; 95)" office:value-type="float" office:value="38" calcext:value-type="float">
            <text:p>38</text:p>
          </table:table-cell>
          <table:table-cell table:formula="of:=MEDIAN(5; [.$A$1] + ([.C16] - [.$W$1])*[.$B$1]; 95)" office:value-type="float" office:value="35" calcext:value-type="float">
            <text:p>35</text:p>
          </table:table-cell>
          <table:table-cell table:formula="of:=MEDIAN(5; [.$A$1] + ([.C16] - [.$X$1])*[.$B$1]; 95)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MEDIAN(5; [.$A$1] + ([.C17] - [.$D$1])*[.$B$1]; 95)" office:value-type="float" office:value="95" calcext:value-type="float">
            <text:p>95</text:p>
          </table:table-cell>
          <table:table-cell table:formula="of:=MEDIAN(5; [.$A$1] + ([.C17] - [.$E$1])*[.$B$1]; 95)" office:value-type="float" office:value="92" calcext:value-type="float">
            <text:p>92</text:p>
          </table:table-cell>
          <table:table-cell table:formula="of:=MEDIAN(5; [.$A$1] + ([.C17] - [.$F$1])*[.$B$1]; 95)" office:value-type="float" office:value="89" calcext:value-type="float">
            <text:p>89</text:p>
          </table:table-cell>
          <table:table-cell table:formula="of:=MEDIAN(5; [.$A$1] + ([.C17] - [.$G$1])*[.$B$1]; 95)" office:value-type="float" office:value="86" calcext:value-type="float">
            <text:p>86</text:p>
          </table:table-cell>
          <table:table-cell table:formula="of:=MEDIAN(5; [.$A$1] + ([.C17] - [.$H$1])*[.$B$1]; 95)" office:value-type="float" office:value="83" calcext:value-type="float">
            <text:p>83</text:p>
          </table:table-cell>
          <table:table-cell table:formula="of:=MEDIAN(5; [.$A$1] + ([.C17] - [.$I$1])*[.$B$1]; 95)" office:value-type="float" office:value="80" calcext:value-type="float">
            <text:p>80</text:p>
          </table:table-cell>
          <table:table-cell table:formula="of:=MEDIAN(5; [.$A$1] + ([.C17] - [.$J$1])*[.$B$1]; 95)" office:value-type="float" office:value="77" calcext:value-type="float">
            <text:p>77</text:p>
          </table:table-cell>
          <table:table-cell table:formula="of:=MEDIAN(5; [.$A$1] + ([.C17] - [.$K$1])*[.$B$1]; 95)" office:value-type="float" office:value="74" calcext:value-type="float">
            <text:p>74</text:p>
          </table:table-cell>
          <table:table-cell table:formula="of:=MEDIAN(5; [.$A$1] + ([.C17] - [.$L$1])*[.$B$1]; 95)" office:value-type="float" office:value="71" calcext:value-type="float">
            <text:p>71</text:p>
          </table:table-cell>
          <table:table-cell table:formula="of:=MEDIAN(5; [.$A$1] + ([.C17] - [.$M$1])*[.$B$1]; 95)" office:value-type="float" office:value="68" calcext:value-type="float">
            <text:p>68</text:p>
          </table:table-cell>
          <table:table-cell table:formula="of:=MEDIAN(5; [.$A$1] + ([.C17] - [.$N$1])*[.$B$1]; 95)" office:value-type="float" office:value="65" calcext:value-type="float">
            <text:p>65</text:p>
          </table:table-cell>
          <table:table-cell table:formula="of:=MEDIAN(5; [.$A$1] + ([.C17] - [.$O$1])*[.$B$1]; 95)" office:value-type="float" office:value="62" calcext:value-type="float">
            <text:p>62</text:p>
          </table:table-cell>
          <table:table-cell table:formula="of:=MEDIAN(5; [.$A$1] + ([.C17] - [.$P$1])*[.$B$1]; 95)" office:value-type="float" office:value="59" calcext:value-type="float">
            <text:p>59</text:p>
          </table:table-cell>
          <table:table-cell table:formula="of:=MEDIAN(5; [.$A$1] + ([.C17] - [.$Q$1])*[.$B$1]; 95)" office:value-type="float" office:value="56" calcext:value-type="float">
            <text:p>56</text:p>
          </table:table-cell>
          <table:table-cell table:formula="of:=MEDIAN(5; [.$A$1] + ([.C17] - [.$R$1])*[.$B$1]; 95)" office:value-type="float" office:value="53" calcext:value-type="float">
            <text:p>53</text:p>
          </table:table-cell>
          <table:table-cell table:formula="of:=MEDIAN(5; [.$A$1] + ([.C17] - [.$S$1])*[.$B$1]; 95)" office:value-type="float" office:value="50" calcext:value-type="float">
            <text:p>50</text:p>
          </table:table-cell>
          <table:table-cell table:formula="of:=MEDIAN(5; [.$A$1] + ([.C17] - [.$T$1])*[.$B$1]; 95)" office:value-type="float" office:value="47" calcext:value-type="float">
            <text:p>47</text:p>
          </table:table-cell>
          <table:table-cell table:formula="of:=MEDIAN(5; [.$A$1] + ([.C17] - [.$U$1])*[.$B$1]; 95)" office:value-type="float" office:value="44" calcext:value-type="float">
            <text:p>44</text:p>
          </table:table-cell>
          <table:table-cell table:formula="of:=MEDIAN(5; [.$A$1] + ([.C17] - [.$V$1])*[.$B$1]; 95)" office:value-type="float" office:value="41" calcext:value-type="float">
            <text:p>41</text:p>
          </table:table-cell>
          <table:table-cell table:formula="of:=MEDIAN(5; [.$A$1] + ([.C17] - [.$W$1])*[.$B$1]; 95)" office:value-type="float" office:value="38" calcext:value-type="float">
            <text:p>38</text:p>
          </table:table-cell>
          <table:table-cell table:formula="of:=MEDIAN(5; [.$A$1] + ([.C17] - [.$X$1])*[.$B$1]; 95)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MEDIAN(5; [.$A$1] + ([.C18] - [.$D$1])*[.$B$1]; 95)" office:value-type="float" office:value="95" calcext:value-type="float">
            <text:p>95</text:p>
          </table:table-cell>
          <table:table-cell table:formula="of:=MEDIAN(5; [.$A$1] + ([.C18] - [.$E$1])*[.$B$1]; 95)" office:value-type="float" office:value="95" calcext:value-type="float">
            <text:p>95</text:p>
          </table:table-cell>
          <table:table-cell table:formula="of:=MEDIAN(5; [.$A$1] + ([.C18] - [.$F$1])*[.$B$1]; 95)" office:value-type="float" office:value="92" calcext:value-type="float">
            <text:p>92</text:p>
          </table:table-cell>
          <table:table-cell table:formula="of:=MEDIAN(5; [.$A$1] + ([.C18] - [.$G$1])*[.$B$1]; 95)" office:value-type="float" office:value="89" calcext:value-type="float">
            <text:p>89</text:p>
          </table:table-cell>
          <table:table-cell table:formula="of:=MEDIAN(5; [.$A$1] + ([.C18] - [.$H$1])*[.$B$1]; 95)" office:value-type="float" office:value="86" calcext:value-type="float">
            <text:p>86</text:p>
          </table:table-cell>
          <table:table-cell table:formula="of:=MEDIAN(5; [.$A$1] + ([.C18] - [.$I$1])*[.$B$1]; 95)" office:value-type="float" office:value="83" calcext:value-type="float">
            <text:p>83</text:p>
          </table:table-cell>
          <table:table-cell table:formula="of:=MEDIAN(5; [.$A$1] + ([.C18] - [.$J$1])*[.$B$1]; 95)" office:value-type="float" office:value="80" calcext:value-type="float">
            <text:p>80</text:p>
          </table:table-cell>
          <table:table-cell table:formula="of:=MEDIAN(5; [.$A$1] + ([.C18] - [.$K$1])*[.$B$1]; 95)" office:value-type="float" office:value="77" calcext:value-type="float">
            <text:p>77</text:p>
          </table:table-cell>
          <table:table-cell table:formula="of:=MEDIAN(5; [.$A$1] + ([.C18] - [.$L$1])*[.$B$1]; 95)" office:value-type="float" office:value="74" calcext:value-type="float">
            <text:p>74</text:p>
          </table:table-cell>
          <table:table-cell table:formula="of:=MEDIAN(5; [.$A$1] + ([.C18] - [.$M$1])*[.$B$1]; 95)" office:value-type="float" office:value="71" calcext:value-type="float">
            <text:p>71</text:p>
          </table:table-cell>
          <table:table-cell table:formula="of:=MEDIAN(5; [.$A$1] + ([.C18] - [.$N$1])*[.$B$1]; 95)" office:value-type="float" office:value="68" calcext:value-type="float">
            <text:p>68</text:p>
          </table:table-cell>
          <table:table-cell table:formula="of:=MEDIAN(5; [.$A$1] + ([.C18] - [.$O$1])*[.$B$1]; 95)" office:value-type="float" office:value="65" calcext:value-type="float">
            <text:p>65</text:p>
          </table:table-cell>
          <table:table-cell table:formula="of:=MEDIAN(5; [.$A$1] + ([.C18] - [.$P$1])*[.$B$1]; 95)" office:value-type="float" office:value="62" calcext:value-type="float">
            <text:p>62</text:p>
          </table:table-cell>
          <table:table-cell table:formula="of:=MEDIAN(5; [.$A$1] + ([.C18] - [.$Q$1])*[.$B$1]; 95)" office:value-type="float" office:value="59" calcext:value-type="float">
            <text:p>59</text:p>
          </table:table-cell>
          <table:table-cell table:formula="of:=MEDIAN(5; [.$A$1] + ([.C18] - [.$R$1])*[.$B$1]; 95)" office:value-type="float" office:value="56" calcext:value-type="float">
            <text:p>56</text:p>
          </table:table-cell>
          <table:table-cell table:formula="of:=MEDIAN(5; [.$A$1] + ([.C18] - [.$S$1])*[.$B$1]; 95)" office:value-type="float" office:value="53" calcext:value-type="float">
            <text:p>53</text:p>
          </table:table-cell>
          <table:table-cell table:formula="of:=MEDIAN(5; [.$A$1] + ([.C18] - [.$T$1])*[.$B$1]; 95)" office:value-type="float" office:value="50" calcext:value-type="float">
            <text:p>50</text:p>
          </table:table-cell>
          <table:table-cell table:formula="of:=MEDIAN(5; [.$A$1] + ([.C18] - [.$U$1])*[.$B$1]; 95)" office:value-type="float" office:value="47" calcext:value-type="float">
            <text:p>47</text:p>
          </table:table-cell>
          <table:table-cell table:formula="of:=MEDIAN(5; [.$A$1] + ([.C18] - [.$V$1])*[.$B$1]; 95)" office:value-type="float" office:value="44" calcext:value-type="float">
            <text:p>44</text:p>
          </table:table-cell>
          <table:table-cell table:formula="of:=MEDIAN(5; [.$A$1] + ([.C18] - [.$W$1])*[.$B$1]; 95)" office:value-type="float" office:value="41" calcext:value-type="float">
            <text:p>41</text:p>
          </table:table-cell>
          <table:table-cell table:formula="of:=MEDIAN(5; [.$A$1] + ([.C18] - [.$X$1])*[.$B$1]; 95)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MEDIAN(5; [.$A$1] + ([.C19] - [.$D$1])*[.$B$1]; 95)" office:value-type="float" office:value="95" calcext:value-type="float">
            <text:p>95</text:p>
          </table:table-cell>
          <table:table-cell table:formula="of:=MEDIAN(5; [.$A$1] + ([.C19] - [.$E$1])*[.$B$1]; 95)" office:value-type="float" office:value="95" calcext:value-type="float">
            <text:p>95</text:p>
          </table:table-cell>
          <table:table-cell table:formula="of:=MEDIAN(5; [.$A$1] + ([.C19] - [.$F$1])*[.$B$1]; 95)" office:value-type="float" office:value="95" calcext:value-type="float">
            <text:p>95</text:p>
          </table:table-cell>
          <table:table-cell table:formula="of:=MEDIAN(5; [.$A$1] + ([.C19] - [.$G$1])*[.$B$1]; 95)" office:value-type="float" office:value="92" calcext:value-type="float">
            <text:p>92</text:p>
          </table:table-cell>
          <table:table-cell table:formula="of:=MEDIAN(5; [.$A$1] + ([.C19] - [.$H$1])*[.$B$1]; 95)" office:value-type="float" office:value="89" calcext:value-type="float">
            <text:p>89</text:p>
          </table:table-cell>
          <table:table-cell table:formula="of:=MEDIAN(5; [.$A$1] + ([.C19] - [.$I$1])*[.$B$1]; 95)" office:value-type="float" office:value="86" calcext:value-type="float">
            <text:p>86</text:p>
          </table:table-cell>
          <table:table-cell table:formula="of:=MEDIAN(5; [.$A$1] + ([.C19] - [.$J$1])*[.$B$1]; 95)" office:value-type="float" office:value="83" calcext:value-type="float">
            <text:p>83</text:p>
          </table:table-cell>
          <table:table-cell table:formula="of:=MEDIAN(5; [.$A$1] + ([.C19] - [.$K$1])*[.$B$1]; 95)" office:value-type="float" office:value="80" calcext:value-type="float">
            <text:p>80</text:p>
          </table:table-cell>
          <table:table-cell table:formula="of:=MEDIAN(5; [.$A$1] + ([.C19] - [.$L$1])*[.$B$1]; 95)" office:value-type="float" office:value="77" calcext:value-type="float">
            <text:p>77</text:p>
          </table:table-cell>
          <table:table-cell table:formula="of:=MEDIAN(5; [.$A$1] + ([.C19] - [.$M$1])*[.$B$1]; 95)" office:value-type="float" office:value="74" calcext:value-type="float">
            <text:p>74</text:p>
          </table:table-cell>
          <table:table-cell table:formula="of:=MEDIAN(5; [.$A$1] + ([.C19] - [.$N$1])*[.$B$1]; 95)" office:value-type="float" office:value="71" calcext:value-type="float">
            <text:p>71</text:p>
          </table:table-cell>
          <table:table-cell table:formula="of:=MEDIAN(5; [.$A$1] + ([.C19] - [.$O$1])*[.$B$1]; 95)" office:value-type="float" office:value="68" calcext:value-type="float">
            <text:p>68</text:p>
          </table:table-cell>
          <table:table-cell table:formula="of:=MEDIAN(5; [.$A$1] + ([.C19] - [.$P$1])*[.$B$1]; 95)" office:value-type="float" office:value="65" calcext:value-type="float">
            <text:p>65</text:p>
          </table:table-cell>
          <table:table-cell table:formula="of:=MEDIAN(5; [.$A$1] + ([.C19] - [.$Q$1])*[.$B$1]; 95)" office:value-type="float" office:value="62" calcext:value-type="float">
            <text:p>62</text:p>
          </table:table-cell>
          <table:table-cell table:formula="of:=MEDIAN(5; [.$A$1] + ([.C19] - [.$R$1])*[.$B$1]; 95)" office:value-type="float" office:value="59" calcext:value-type="float">
            <text:p>59</text:p>
          </table:table-cell>
          <table:table-cell table:formula="of:=MEDIAN(5; [.$A$1] + ([.C19] - [.$S$1])*[.$B$1]; 95)" office:value-type="float" office:value="56" calcext:value-type="float">
            <text:p>56</text:p>
          </table:table-cell>
          <table:table-cell table:formula="of:=MEDIAN(5; [.$A$1] + ([.C19] - [.$T$1])*[.$B$1]; 95)" office:value-type="float" office:value="53" calcext:value-type="float">
            <text:p>53</text:p>
          </table:table-cell>
          <table:table-cell table:formula="of:=MEDIAN(5; [.$A$1] + ([.C19] - [.$U$1])*[.$B$1]; 95)" office:value-type="float" office:value="50" calcext:value-type="float">
            <text:p>50</text:p>
          </table:table-cell>
          <table:table-cell table:formula="of:=MEDIAN(5; [.$A$1] + ([.C19] - [.$V$1])*[.$B$1]; 95)" office:value-type="float" office:value="47" calcext:value-type="float">
            <text:p>47</text:p>
          </table:table-cell>
          <table:table-cell table:formula="of:=MEDIAN(5; [.$A$1] + ([.C19] - [.$W$1])*[.$B$1]; 95)" office:value-type="float" office:value="44" calcext:value-type="float">
            <text:p>44</text:p>
          </table:table-cell>
          <table:table-cell table:formula="of:=MEDIAN(5; [.$A$1] + ([.C19] - [.$X$1])*[.$B$1]; 95)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MEDIAN(5; [.$A$1] + ([.C20] - [.$D$1])*[.$B$1]; 95)" office:value-type="float" office:value="95" calcext:value-type="float">
            <text:p>95</text:p>
          </table:table-cell>
          <table:table-cell table:formula="of:=MEDIAN(5; [.$A$1] + ([.C20] - [.$E$1])*[.$B$1]; 95)" office:value-type="float" office:value="95" calcext:value-type="float">
            <text:p>95</text:p>
          </table:table-cell>
          <table:table-cell table:formula="of:=MEDIAN(5; [.$A$1] + ([.C20] - [.$F$1])*[.$B$1]; 95)" office:value-type="float" office:value="95" calcext:value-type="float">
            <text:p>95</text:p>
          </table:table-cell>
          <table:table-cell table:formula="of:=MEDIAN(5; [.$A$1] + ([.C20] - [.$G$1])*[.$B$1]; 95)" office:value-type="float" office:value="95" calcext:value-type="float">
            <text:p>95</text:p>
          </table:table-cell>
          <table:table-cell table:formula="of:=MEDIAN(5; [.$A$1] + ([.C20] - [.$H$1])*[.$B$1]; 95)" office:value-type="float" office:value="92" calcext:value-type="float">
            <text:p>92</text:p>
          </table:table-cell>
          <table:table-cell table:formula="of:=MEDIAN(5; [.$A$1] + ([.C20] - [.$I$1])*[.$B$1]; 95)" office:value-type="float" office:value="89" calcext:value-type="float">
            <text:p>89</text:p>
          </table:table-cell>
          <table:table-cell table:formula="of:=MEDIAN(5; [.$A$1] + ([.C20] - [.$J$1])*[.$B$1]; 95)" office:value-type="float" office:value="86" calcext:value-type="float">
            <text:p>86</text:p>
          </table:table-cell>
          <table:table-cell table:formula="of:=MEDIAN(5; [.$A$1] + ([.C20] - [.$K$1])*[.$B$1]; 95)" office:value-type="float" office:value="83" calcext:value-type="float">
            <text:p>83</text:p>
          </table:table-cell>
          <table:table-cell table:formula="of:=MEDIAN(5; [.$A$1] + ([.C20] - [.$L$1])*[.$B$1]; 95)" office:value-type="float" office:value="80" calcext:value-type="float">
            <text:p>80</text:p>
          </table:table-cell>
          <table:table-cell table:formula="of:=MEDIAN(5; [.$A$1] + ([.C20] - [.$M$1])*[.$B$1]; 95)" office:value-type="float" office:value="77" calcext:value-type="float">
            <text:p>77</text:p>
          </table:table-cell>
          <table:table-cell table:formula="of:=MEDIAN(5; [.$A$1] + ([.C20] - [.$N$1])*[.$B$1]; 95)" office:value-type="float" office:value="74" calcext:value-type="float">
            <text:p>74</text:p>
          </table:table-cell>
          <table:table-cell table:formula="of:=MEDIAN(5; [.$A$1] + ([.C20] - [.$O$1])*[.$B$1]; 95)" office:value-type="float" office:value="71" calcext:value-type="float">
            <text:p>71</text:p>
          </table:table-cell>
          <table:table-cell table:formula="of:=MEDIAN(5; [.$A$1] + ([.C20] - [.$P$1])*[.$B$1]; 95)" office:value-type="float" office:value="68" calcext:value-type="float">
            <text:p>68</text:p>
          </table:table-cell>
          <table:table-cell table:formula="of:=MEDIAN(5; [.$A$1] + ([.C20] - [.$Q$1])*[.$B$1]; 95)" office:value-type="float" office:value="65" calcext:value-type="float">
            <text:p>65</text:p>
          </table:table-cell>
          <table:table-cell table:formula="of:=MEDIAN(5; [.$A$1] + ([.C20] - [.$R$1])*[.$B$1]; 95)" office:value-type="float" office:value="62" calcext:value-type="float">
            <text:p>62</text:p>
          </table:table-cell>
          <table:table-cell table:formula="of:=MEDIAN(5; [.$A$1] + ([.C20] - [.$S$1])*[.$B$1]; 95)" office:value-type="float" office:value="59" calcext:value-type="float">
            <text:p>59</text:p>
          </table:table-cell>
          <table:table-cell table:formula="of:=MEDIAN(5; [.$A$1] + ([.C20] - [.$T$1])*[.$B$1]; 95)" office:value-type="float" office:value="56" calcext:value-type="float">
            <text:p>56</text:p>
          </table:table-cell>
          <table:table-cell table:formula="of:=MEDIAN(5; [.$A$1] + ([.C20] - [.$U$1])*[.$B$1]; 95)" office:value-type="float" office:value="53" calcext:value-type="float">
            <text:p>53</text:p>
          </table:table-cell>
          <table:table-cell table:formula="of:=MEDIAN(5; [.$A$1] + ([.C20] - [.$V$1])*[.$B$1]; 95)" office:value-type="float" office:value="50" calcext:value-type="float">
            <text:p>50</text:p>
          </table:table-cell>
          <table:table-cell table:formula="of:=MEDIAN(5; [.$A$1] + ([.C20] - [.$W$1])*[.$B$1]; 95)" office:value-type="float" office:value="47" calcext:value-type="float">
            <text:p>47</text:p>
          </table:table-cell>
          <table:table-cell table:formula="of:=MEDIAN(5; [.$A$1] + ([.C20] - [.$X$1])*[.$B$1]; 95)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MEDIAN(5; [.$A$1] + ([.C21] - [.$D$1])*[.$B$1]; 95)" office:value-type="float" office:value="95" calcext:value-type="float">
            <text:p>95</text:p>
          </table:table-cell>
          <table:table-cell table:formula="of:=MEDIAN(5; [.$A$1] + ([.C21] - [.$E$1])*[.$B$1]; 95)" office:value-type="float" office:value="95" calcext:value-type="float">
            <text:p>95</text:p>
          </table:table-cell>
          <table:table-cell table:formula="of:=MEDIAN(5; [.$A$1] + ([.C21] - [.$F$1])*[.$B$1]; 95)" office:value-type="float" office:value="95" calcext:value-type="float">
            <text:p>95</text:p>
          </table:table-cell>
          <table:table-cell table:formula="of:=MEDIAN(5; [.$A$1] + ([.C21] - [.$G$1])*[.$B$1]; 95)" office:value-type="float" office:value="95" calcext:value-type="float">
            <text:p>95</text:p>
          </table:table-cell>
          <table:table-cell table:formula="of:=MEDIAN(5; [.$A$1] + ([.C21] - [.$H$1])*[.$B$1]; 95)" office:value-type="float" office:value="95" calcext:value-type="float">
            <text:p>95</text:p>
          </table:table-cell>
          <table:table-cell table:formula="of:=MEDIAN(5; [.$A$1] + ([.C21] - [.$I$1])*[.$B$1]; 95)" office:value-type="float" office:value="92" calcext:value-type="float">
            <text:p>92</text:p>
          </table:table-cell>
          <table:table-cell table:formula="of:=MEDIAN(5; [.$A$1] + ([.C21] - [.$J$1])*[.$B$1]; 95)" office:value-type="float" office:value="89" calcext:value-type="float">
            <text:p>89</text:p>
          </table:table-cell>
          <table:table-cell table:formula="of:=MEDIAN(5; [.$A$1] + ([.C21] - [.$K$1])*[.$B$1]; 95)" office:value-type="float" office:value="86" calcext:value-type="float">
            <text:p>86</text:p>
          </table:table-cell>
          <table:table-cell table:formula="of:=MEDIAN(5; [.$A$1] + ([.C21] - [.$L$1])*[.$B$1]; 95)" office:value-type="float" office:value="83" calcext:value-type="float">
            <text:p>83</text:p>
          </table:table-cell>
          <table:table-cell table:formula="of:=MEDIAN(5; [.$A$1] + ([.C21] - [.$M$1])*[.$B$1]; 95)" office:value-type="float" office:value="80" calcext:value-type="float">
            <text:p>80</text:p>
          </table:table-cell>
          <table:table-cell table:formula="of:=MEDIAN(5; [.$A$1] + ([.C21] - [.$N$1])*[.$B$1]; 95)" office:value-type="float" office:value="77" calcext:value-type="float">
            <text:p>77</text:p>
          </table:table-cell>
          <table:table-cell table:formula="of:=MEDIAN(5; [.$A$1] + ([.C21] - [.$O$1])*[.$B$1]; 95)" office:value-type="float" office:value="74" calcext:value-type="float">
            <text:p>74</text:p>
          </table:table-cell>
          <table:table-cell table:formula="of:=MEDIAN(5; [.$A$1] + ([.C21] - [.$P$1])*[.$B$1]; 95)" office:value-type="float" office:value="71" calcext:value-type="float">
            <text:p>71</text:p>
          </table:table-cell>
          <table:table-cell table:formula="of:=MEDIAN(5; [.$A$1] + ([.C21] - [.$Q$1])*[.$B$1]; 95)" office:value-type="float" office:value="68" calcext:value-type="float">
            <text:p>68</text:p>
          </table:table-cell>
          <table:table-cell table:formula="of:=MEDIAN(5; [.$A$1] + ([.C21] - [.$R$1])*[.$B$1]; 95)" office:value-type="float" office:value="65" calcext:value-type="float">
            <text:p>65</text:p>
          </table:table-cell>
          <table:table-cell table:formula="of:=MEDIAN(5; [.$A$1] + ([.C21] - [.$S$1])*[.$B$1]; 95)" office:value-type="float" office:value="62" calcext:value-type="float">
            <text:p>62</text:p>
          </table:table-cell>
          <table:table-cell table:formula="of:=MEDIAN(5; [.$A$1] + ([.C21] - [.$T$1])*[.$B$1]; 95)" office:value-type="float" office:value="59" calcext:value-type="float">
            <text:p>59</text:p>
          </table:table-cell>
          <table:table-cell table:formula="of:=MEDIAN(5; [.$A$1] + ([.C21] - [.$U$1])*[.$B$1]; 95)" office:value-type="float" office:value="56" calcext:value-type="float">
            <text:p>56</text:p>
          </table:table-cell>
          <table:table-cell table:formula="of:=MEDIAN(5; [.$A$1] + ([.C21] - [.$V$1])*[.$B$1]; 95)" office:value-type="float" office:value="53" calcext:value-type="float">
            <text:p>53</text:p>
          </table:table-cell>
          <table:table-cell table:formula="of:=MEDIAN(5; [.$A$1] + ([.C21] - [.$W$1])*[.$B$1]; 95)" office:value-type="float" office:value="50" calcext:value-type="float">
            <text:p>50</text:p>
          </table:table-cell>
          <table:table-cell table:formula="of:=MEDIAN(5; [.$A$1] + ([.C21] - [.$X$1])*[.$B$1]; 95)"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MEDIAN(5; [.$A$1] + ([.C22] - [.$D$1])*[.$B$1]; 95)" office:value-type="float" office:value="95" calcext:value-type="float">
            <text:p>95</text:p>
          </table:table-cell>
          <table:table-cell table:formula="of:=MEDIAN(5; [.$A$1] + ([.C22] - [.$E$1])*[.$B$1]; 95)" office:value-type="float" office:value="95" calcext:value-type="float">
            <text:p>95</text:p>
          </table:table-cell>
          <table:table-cell table:formula="of:=MEDIAN(5; [.$A$1] + ([.C22] - [.$F$1])*[.$B$1]; 95)" office:value-type="float" office:value="95" calcext:value-type="float">
            <text:p>95</text:p>
          </table:table-cell>
          <table:table-cell table:formula="of:=MEDIAN(5; [.$A$1] + ([.C22] - [.$G$1])*[.$B$1]; 95)" office:value-type="float" office:value="95" calcext:value-type="float">
            <text:p>95</text:p>
          </table:table-cell>
          <table:table-cell table:formula="of:=MEDIAN(5; [.$A$1] + ([.C22] - [.$H$1])*[.$B$1]; 95)" office:value-type="float" office:value="95" calcext:value-type="float">
            <text:p>95</text:p>
          </table:table-cell>
          <table:table-cell table:formula="of:=MEDIAN(5; [.$A$1] + ([.C22] - [.$I$1])*[.$B$1]; 95)" office:value-type="float" office:value="95" calcext:value-type="float">
            <text:p>95</text:p>
          </table:table-cell>
          <table:table-cell table:formula="of:=MEDIAN(5; [.$A$1] + ([.C22] - [.$J$1])*[.$B$1]; 95)" office:value-type="float" office:value="92" calcext:value-type="float">
            <text:p>92</text:p>
          </table:table-cell>
          <table:table-cell table:formula="of:=MEDIAN(5; [.$A$1] + ([.C22] - [.$K$1])*[.$B$1]; 95)" office:value-type="float" office:value="89" calcext:value-type="float">
            <text:p>89</text:p>
          </table:table-cell>
          <table:table-cell table:formula="of:=MEDIAN(5; [.$A$1] + ([.C22] - [.$L$1])*[.$B$1]; 95)" office:value-type="float" office:value="86" calcext:value-type="float">
            <text:p>86</text:p>
          </table:table-cell>
          <table:table-cell table:formula="of:=MEDIAN(5; [.$A$1] + ([.C22] - [.$M$1])*[.$B$1]; 95)" office:value-type="float" office:value="83" calcext:value-type="float">
            <text:p>83</text:p>
          </table:table-cell>
          <table:table-cell table:formula="of:=MEDIAN(5; [.$A$1] + ([.C22] - [.$N$1])*[.$B$1]; 95)" office:value-type="float" office:value="80" calcext:value-type="float">
            <text:p>80</text:p>
          </table:table-cell>
          <table:table-cell table:formula="of:=MEDIAN(5; [.$A$1] + ([.C22] - [.$O$1])*[.$B$1]; 95)" office:value-type="float" office:value="77" calcext:value-type="float">
            <text:p>77</text:p>
          </table:table-cell>
          <table:table-cell table:formula="of:=MEDIAN(5; [.$A$1] + ([.C22] - [.$P$1])*[.$B$1]; 95)" office:value-type="float" office:value="74" calcext:value-type="float">
            <text:p>74</text:p>
          </table:table-cell>
          <table:table-cell table:formula="of:=MEDIAN(5; [.$A$1] + ([.C22] - [.$Q$1])*[.$B$1]; 95)" office:value-type="float" office:value="71" calcext:value-type="float">
            <text:p>71</text:p>
          </table:table-cell>
          <table:table-cell table:formula="of:=MEDIAN(5; [.$A$1] + ([.C22] - [.$R$1])*[.$B$1]; 95)" office:value-type="float" office:value="68" calcext:value-type="float">
            <text:p>68</text:p>
          </table:table-cell>
          <table:table-cell table:formula="of:=MEDIAN(5; [.$A$1] + ([.C22] - [.$S$1])*[.$B$1]; 95)" office:value-type="float" office:value="65" calcext:value-type="float">
            <text:p>65</text:p>
          </table:table-cell>
          <table:table-cell table:formula="of:=MEDIAN(5; [.$A$1] + ([.C22] - [.$T$1])*[.$B$1]; 95)" office:value-type="float" office:value="62" calcext:value-type="float">
            <text:p>62</text:p>
          </table:table-cell>
          <table:table-cell table:formula="of:=MEDIAN(5; [.$A$1] + ([.C22] - [.$U$1])*[.$B$1]; 95)" office:value-type="float" office:value="59" calcext:value-type="float">
            <text:p>59</text:p>
          </table:table-cell>
          <table:table-cell table:formula="of:=MEDIAN(5; [.$A$1] + ([.C22] - [.$V$1])*[.$B$1]; 95)" office:value-type="float" office:value="56" calcext:value-type="float">
            <text:p>56</text:p>
          </table:table-cell>
          <table:table-cell table:formula="of:=MEDIAN(5; [.$A$1] + ([.C22] - [.$W$1])*[.$B$1]; 95)" office:value-type="float" office:value="53" calcext:value-type="float">
            <text:p>53</text:p>
          </table:table-cell>
          <table:table-cell table:formula="of:=MEDIAN(5; [.$A$1] + ([.C22] - [.$X$1])*[.$B$1]; 95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ja" style:country-asian="JP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8-04T14:17:11.767638484</meta:creation-date>
    <dc:date>2021-08-04T14:43:48.100598821</dc:date>
    <meta:editing-duration>PT6M5S</meta:editing-duration>
    <meta:editing-cycles>1</meta:editing-cycles>
    <meta:document-statistic meta:table-count="1" meta:cell-count="485" meta:object-count="0"/>
    <meta:generator>LibreOffice/6.3.3.2$Linux_X86_64 LibreOffice_project/a64200df03143b798afd1ec74a12ab50359878ed</meta:generator>
  </office:meta>
</office:document-meta>
</file>